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Titles" style:family="table">
      <style:table-properties style:width="4.4104in" table:align="margins" fo:keep-with-next="always"/>
    </style:style>
    <style:style style:name="Titles.A" style:family="table-column">
      <style:table-column-properties style:column-width="1.4986in" style:rel-column-width="22264*"/>
    </style:style>
    <style:style style:name="Titles.B" style:family="table-column">
      <style:table-column-properties style:column-width="2.9118in" style:rel-column-width="43271*"/>
    </style:style>
    <style:style style:name="Titles.A1" style:family="table-cell">
      <style:table-cell-properties fo:padding="0.0382in" fo:border="0.0069in solid #000000"/>
    </style:style>
    <style:style style:name="Titles.A2" style:family="table-cell">
      <style:table-cell-properties fo:padding="0.0382in" fo:border-left="0.0069in solid #000000" fo:border-right="none" fo:border-top="none" fo:border-bottom="0.0069in solid #000000"/>
    </style:style>
    <style:style style:name="Titles.B2" style:family="table-cell">
      <style:table-cell-properties fo:padding="0.0382in" fo:border-left="0.0069in solid #000000" fo:border-right="0.0069in solid #000000" fo:border-top="none" fo:border-bottom="0.0069in solid #000000"/>
    </style:style>
    <style:style style:name="Titles.B4" style:family="table-cell" style:data-style-name="N0">
      <style:table-cell-properties fo:padding="0.0382in" fo:border-left="0.0069in solid #000000" fo:border-right="0.0069in solid #000000" fo:border-top="none" fo:border-bottom="0.0069in solid #000000"/>
    </style:style>
    <style:style style:name="Titles" style:family="table">
      <style:table-properties style:width="4.4104in" table:align="margins" fo:keep-with-next="always"/>
    </style:style>
    <style:style style:name="Titles.A" style:family="table-column">
      <style:table-column-properties style:column-width="1.4986in" style:rel-column-width="22264*"/>
    </style:style>
    <style:style style:name="Titles.B" style:family="table-column">
      <style:table-column-properties style:column-width="2.9118in" style:rel-column-width="43271*"/>
    </style:style>
    <style:style style:name="Titles.A1" style:family="table-cell">
      <style:table-cell-properties fo:padding="0.0382in" fo:border="0.0069in solid #000000"/>
    </style:style>
    <style:style style:name="Titles.A2" style:family="table-cell">
      <style:table-cell-properties fo:padding="0.0382in" fo:border-left="0.0069in solid #000000" fo:border-right="none" fo:border-top="none" fo:border-bottom="0.0069in solid #000000"/>
    </style:style>
    <style:style style:name="Titles.B2" style:family="table-cell">
      <style:table-cell-properties fo:padding="0.0382in" fo:border-left="0.0069in solid #000000" fo:border-right="0.0069in solid #000000" fo:border-top="none" fo:border-bottom="0.0069in solid #000000"/>
    </style:style>
    <style:style style:name="Titles.B4" style:family="table-cell" style:data-style-name="N0">
      <style:table-cell-properties fo:padding="0.0382in" fo:border-left="0.0069in solid #000000" fo:border-right="0.0069in solid #000000" fo:border-top="none" fo:border-bottom="0.0069in solid #000000"/>
    </style:style>
    <style:style style:name="History" style:family="table">
      <style:table-properties style:width="5.5014in" fo:margin-left="1in" fo:margin-right="0.766in" table:align="margins" fo:keep-with-next="always"/>
    </style:style>
    <style:style style:name="History.A" style:family="table-column">
      <style:table-column-properties style:column-width="0.8833in" style:rel-column-width="10522*"/>
    </style:style>
    <style:style style:name="History.B" style:family="table-column">
      <style:table-column-properties style:column-width="0.9736in" style:rel-column-width="11598*"/>
    </style:style>
    <style:style style:name="History.C" style:family="table-column">
      <style:table-column-properties style:column-width="3.6444in" style:rel-column-width="43415*"/>
    </style:style>
    <style:style style:name="History.A1" style:family="table-cell">
      <style:table-cell-properties fo:padding="0.0201in" fo:border="none"/>
    </style:style>
    <style:style style:name="History.B2" style:family="table-cell" style:data-style-name="N37">
      <style:table-cell-properties fo:padding="0.0201in" fo:border="none"/>
    </style:style>
    <style:style style:name="P1" style:family="paragraph" style:parent-style-name="Header">
      <style:paragraph-properties>
        <style:tab-stops>
          <style:tab-stop style:position="3.5811in" style:type="center"/>
          <style:tab-stop style:position="7.2272in" style:type="right"/>
        </style:tab-stops>
      </style:paragraph-properties>
      <style:text-properties fo:language="en" fo:country="GB"/>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Header">
      <style:paragraph-properties>
        <style:tab-stops>
          <style:tab-stop style:position="3.5811in" style:type="center"/>
          <style:tab-stop style:position="7.2272in" style:type="right"/>
        </style:tab-stops>
      </style:paragraph-properties>
    </style:style>
    <style:style style:name="P6" style:family="paragraph" style:parent-style-name="Footer">
      <style:paragraph-properties fo:text-align="center" style:justify-single-word="false"/>
    </style:style>
    <style:style style:name="P7"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8"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9" style:family="paragraph" style:parent-style-name="Standard">
      <style:text-properties fo:font-size="6pt" style:font-size-asian="6pt" style:font-size-complex="6pt"/>
    </style:style>
    <style:style style:name="P10" style:family="paragraph" style:parent-style-name="Standard">
      <style:paragraph-properties fo:text-align="center" style:justify-single-word="false"/>
      <style:text-properties fo:font-size="16pt" style:font-size-asian="16pt" style:font-size-complex="16pt"/>
    </style:style>
    <style:style style:name="P11" style:family="paragraph" style:parent-style-name="Preformatted_20_Text">
      <style:text-properties fo:font-weight="bold" style:font-weight-asian="bold" style:font-weight-complex="bold"/>
    </style:style>
    <style:style style:name="P12" style:family="paragraph" style:parent-style-name="Preformatted_20_Text">
      <style:text-properties fo:font-style="normal" style:font-style-asian="normal" style:font-style-complex="normal"/>
    </style:style>
    <style:style style:name="P13" style:family="paragraph" style:parent-style-name="Preformatted_20_Text">
      <style:text-properties fo:font-style="normal" fo:font-weight="bold" style:font-style-asian="normal" style:font-weight-asian="bold" style:font-style-complex="normal" style:font-weight-complex="bold"/>
    </style:style>
    <style:style style:name="P14" style:family="paragraph" style:parent-style-name="Preformatted_20_Text">
      <style:text-properties fo:font-style="normal" fo:font-weight="normal" style:font-style-asian="normal" style:font-weight-asian="normal" style:font-style-complex="normal" style:font-weight-complex="normal"/>
    </style:style>
    <style:style style:name="P15" style:family="paragraph" style:parent-style-name="Preformatted_20_Text">
      <style:text-properties fo:color="#000000"/>
    </style:style>
    <style:style style:name="P16"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7" style:family="paragraph" style:parent-style-name="Preformatted_20_Text">
      <style:text-properties fo:color="#000000" style:font-name="Courier New" fo:font-size="10pt" style:font-name-asian="Courier New" style:font-size-asian="10pt" style:font-name-complex="Courier New" style:font-size-complex="10pt"/>
    </style:style>
    <style:style style:name="P18"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9" style:family="paragraph" style:parent-style-name="Preformatted_20_Text">
      <style:text-properties style:font-name="Courier New" fo:font-size="10pt" fo:font-style="normal" style:font-name-asian="Courier New" style:font-size-asian="10pt" style:font-style-asian="normal" style:font-name-complex="Courier New" style:font-size-complex="10pt" style:font-style-complex="normal"/>
    </style:style>
    <style:style style:name="P20" style:family="paragraph" style:parent-style-name="Preformatted_20_Text">
      <style:text-properties style:text-underline-style="none"/>
    </style:style>
    <style:style style:name="P21" style:family="paragraph" style:parent-style-name="Text_20_body">
      <style:text-properties fo:font-style="normal" style:font-style-asian="normal" style:font-style-complex="normal"/>
    </style:style>
    <style:style style:name="P22" style:family="paragraph" style:parent-style-name="Table_20_Contents">
      <style:paragraph-properties fo:margin-left="0in" fo:margin-right="0in" fo:text-indent="0in" style:auto-text-indent="false"/>
    </style:style>
    <style:style style:name="P23" style:family="paragraph" style:parent-style-name="Text_20_body">
      <style:paragraph-properties fo:break-before="page"/>
    </style:style>
    <style:style style:name="P24" style:family="paragraph" style:parent-style-name="Heading_20_3">
      <style:text-properties fo:font-style="normal" style:font-style-asian="normal" style:font-style-complex="normal"/>
    </style:style>
    <style:style style:name="P25" style:family="paragraph" style:parent-style-name="Heading_20_1">
      <style:paragraph-properties fo:break-before="page"/>
    </style:style>
    <style:style style:name="P26" style:family="paragraph" style:parent-style-name="Heading_20_2">
      <style:text-properties fo:language="en" fo:country="US"/>
    </style:style>
    <style:style style:name="P27" style:family="paragraph" style:parent-style-name="Heading_20_2">
      <style:text-properties fo:font-style="normal" style:font-style-asian="normal" style:font-style-complex="normal"/>
    </style:style>
    <style:style style:name="P28" style:family="paragraph" style:parent-style-name="Heading_20_2" style:master-page-name="">
      <style:paragraph-properties style:page-number="auto" fo:break-before="page"/>
      <style:text-properties fo:font-style="normal" style:font-style-asian="normal" style:font-style-complex="normal"/>
    </style:style>
    <style:style style:name="P29" style:family="paragraph" style:parent-style-name="Standard">
      <style:text-properties fo:font-size="6pt" style:font-size-asian="6pt" style:font-size-complex="6pt"/>
    </style:style>
    <style:style style:name="P30" style:family="paragraph" style:parent-style-name="Contents_20_1">
      <style:paragraph-properties>
        <style:tab-stops>
          <style:tab-stop style:position="6.2673in" style:type="right" style:leader-style="dotted" style:leader-text="."/>
        </style:tab-stops>
      </style:paragraph-properties>
    </style:style>
    <style:style style:name="P31" style:family="paragraph" style:parent-style-name="Contents_20_2">
      <style:paragraph-properties>
        <style:tab-stops>
          <style:tab-stop style:position="6.0673in" style:type="right" style:leader-style="dotted" style:leader-text="."/>
        </style:tab-stops>
      </style:paragraph-properties>
    </style:style>
    <style:style style:name="P32" style:family="paragraph" style:parent-style-name="Contents_20_3">
      <style:paragraph-properties>
        <style:tab-stops>
          <style:tab-stop style:position="5.8673in" style:type="right" style:leader-style="dotted" style:leader-text="."/>
        </style:tab-stops>
      </style:paragraph-properties>
    </style:style>
    <style:style style:name="P33" style:family="paragraph" style:parent-style-name="Preformatted_20_Text">
      <style:text-properties fo:font-style="normal" style:font-style-asian="normal" style:font-style-complex="normal"/>
    </style:style>
    <style:style style:name="P34" style:family="paragraph" style:parent-style-name="Reference">
      <style:text-properties fo:language="en" fo:country="U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color="#000000"/>
    </style:style>
    <style:style style:name="T5" style:family="text">
      <style:text-properties fo:color="#000000" style:font-name="Courier New" fo:font-size="10pt" style:font-name-asian="Courier New" style:font-size-asian="10pt" style:font-name-complex="Courier New" style:font-size-complex="10pt"/>
    </style:style>
    <style:style style:name="T6" style:family="text">
      <style:text-properties fo:color="#000000" style:text-underline-style="none"/>
    </style:style>
    <style:style style:name="T7" style:family="text">
      <style:text-properties fo:font-weight="bold" style:font-weight-asian="bold" style:font-weight-complex="bold"/>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4102in" draw:z-index="0">
        <draw:text-box fo:min-height="1.1835in">
          <table:table table:name="Titles" table:style-name="Titles">
            <table:table-column table:style-name="Titles.A"/>
            <table:table-column table:style-name="Titles.B"/>
            <table:table-row>
              <table:table-cell table:style-name="Titles.A1" table:number-columns-spanned="2" office:value-type="string">
                <text:p text:style-name="P10">VDMJ User Guide</text:p>
              </table:table-cell>
              <table:covered-table-cell/>
            </table:table-row>
            <table:table-row>
              <table:table-cell table:style-name="Titles.A2" office:value-type="string">
                <text:p text:style-name="Table_20_Contents">Author</text:p>
              </table:table-cell>
              <table:table-cell table:style-name="Titles.B2" office:value-type="string">
                <text:p text:style-name="Table_20_Contents">Nick Battle</text:p>
              </table:table-cell>
            </table:table-row>
            <table:table-row>
              <table:table-cell table:style-name="Titles.A2" office:value-type="string">
                <text:p text:style-name="Table_20_Contents">Date</text:p>
              </table:table-cell>
              <table:table-cell table:style-name="Titles.B2" office:value-type="string">
                <text:p text:style-name="Table_20_Contents"><text:modification-date style:data-style-name="N37">08/04/09</text:modification-date></text:p>
              </table:table-cell>
            </table:table-row>
            <table:table-row>
              <table:table-cell table:style-name="Titles.A2" office:value-type="string">
                <text:p text:style-name="Table_20_Contents">Issue</text:p>
              </table:table-cell>
              <table:table-cell table:style-name="Titles.B4" office:value-type="float" office:value="0.6">
                <text:p text:style-name="Table_20_Contents">0.6</text:p>
              </table:table-cell>
            </table:table-row>
          </table:table>
          <text:p text:style-name="Table"/>
        </draw:text-box>
      </draw:frame>
      <text:p text:style-name="Standard"/>
      <text:list xml:id="list29525536" text:style-name="Outline">
        <text:list-item>
          <text:h text:style-name="P25"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0"><text:s/>0. <text:s/>Document Control<text:tab/>2</text:p>
          <text:p text:style-name="P31"><text:s/>0.1. <text:s/>Table of Contents<text:tab/>2</text:p>
          <text:p text:style-name="P31"><text:s/>0.2. <text:s/>References<text:tab/>2</text:p>
          <text:p text:style-name="P31"><text:s/>0.3. <text:s/>Document History<text:tab/>3</text:p>
          <text:p text:style-name="P30"><text:s/>1. <text:s/>Introduction<text:tab/>4</text:p>
          <text:p text:style-name="P31"><text:s/>1.1. <text:s/>VDM<text:tab/>4</text:p>
          <text:p text:style-name="P30"><text:s/>2. <text:s/>Using VDMJ<text:tab/>5</text:p>
          <text:p text:style-name="P31"><text:s/>2.1. <text:s/>Starting VDMJ<text:tab/>5</text:p>
          <text:p text:style-name="P31"><text:s/>2.2. <text:s/>Parsing, Type Checking, and Proof Obligations<text:tab/>7</text:p>
          <text:p text:style-name="P31"><text:s/>2.3. <text:s/>The Interpreter<text:tab/>7</text:p>
          <text:p text:style-name="P32"><text:s/>2.3.1. <text:s/>Suppressing Runtime Checks<text:tab/>13</text:p>
          <text:p text:style-name="P31"><text:s/>2.4. <text:s/>Debugging<text:tab/>15</text:p>
          <text:p text:style-name="P32"><text:s/>2.4.1. <text:s/>Single-threaded Debugging<text:tab/>15</text:p>
          <text:p text:style-name="P32"><text:s/>2.4.2. <text:s/>Multi-threaded Debugging<text:tab/>17</text:p>
          <text:p text:style-name="P30"><text:s/>3. <text:s/>Combinatorial Testing<text:tab/>20</text:p>
          <text:p text:style-name="P30"><text:s/>4. <text:s/>Internationalization (I18N)<text:tab/>23</text:p>
          <text:p text:style-name="P30"><text:s/>5. <text:s/>Appendix A: The shmem Example<text:tab/>24</text:p>
          <text:p text:style-name="P30"><text:s/>6. <text:s/>Appendix B: Supported Character Sets<text:tab/>28</text:p>
        </text:index-body>
      </text:table-of-content>
      <text:list xml:id="list29601999" text:continue-numbering="true" text:style-name="Outline">
        <text:list-item>
          <text:list>
            <text:list-item>
              <text:h text:style-name="P26" text:outline-level="2">References</text:h>
            </text:list-item>
          </text:list>
        </text:list-item>
      </text:list>
      <text:list xml:id="list29508095"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34">The VDMTools VDM++ Language Manual, http://www.vdmtools.jp/uploads/manuals/langmanpp_a4E.pdf</text:p>
        </text:list-item>
        <text:list-item>
          <text:p text:style-name="P34">Validated Designs for Object-oriented Systems, by John Fitzgerald et. al., <text:a xlink:type="simple" xlink:href="http://www.vdmbook.com/">http://www.vdmbook.com/</text:a></text:p>
        </text:list-item>
        <text:list-item>
          <text:p text:style-name="P34">User Manual for the Overture Combinatorial Testing Plug-in, by Peter Gorm Larsen and Kenneth Lausdahl.</text:p>
        </text:list-item>
      </text:list>
      <text:list xml:id="list29590907" text:continue-list="list29601999" text:style-name="Outline">
        <text:list-item>
          <text:list>
            <text:list-item>
              <text:h text:style-name="Heading_20_2" text:outline-level="2"><text:soft-page-break/>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22">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A1" office:value-type="string">
            <text:p text:style-name="Table_20_Contents"><text:modification-date style:data-style-name="N37">08/04/09</text:modification-date></text:p>
          </table:table-cell>
          <table:table-cell table:style-name="History.A1" office:value-type="string">
            <text:p text:style-name="Table_20_Contents">Added the Combinatorial Testing section, and -o libraries</text:p>
          </table:table-cell>
        </table:table-row>
      </table:table>
      <text:p text:style-name="Table"><text:span text:style-name="Caption_20_characters"/></text:p>
      <text:list xml:id="list29576575" text:continue-numbering="true" text:style-name="Outline">
        <text:list-item>
          <text:h text:style-name="Heading_20_1" text:outline-level="1">Introduction</text:h>
        </text:list-item>
      </text:list>
      <text:p text:style-name="Text_20_body">VDMJ provides computer based tool support for the VDM-SL and VDM++ specification languages, written in Java. The tool includes a parser, a type checker, an interpreter, a proof obligation generator and a debugger. It is a command line tool only.</text:p>
      <text:list xml:id="list29602712"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29578853"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11">$ java -jar vdmj_0.1_090114.jar</text:p>
      <text:p text:style-name="Preformatted_20_Text">VDMJ: You must specify either -vdmsl, -vdmpp or -overture</text:p>
      <text:p text:style-name="Preformatted_20_Text"/>
      <text:p text:style-name="Preformatted_20_Text">Usage: VDMJ &lt;-vdmsl | -vdmpp | -overture&gt; [&lt;options&gt;] [&lt;files&gt;]</text:p>
      <text:p text:style-name="Preformatted_20_Text">-vdmsl: parse files as VDM-SL</text:p>
      <text:p text:style-name="Preformatted_20_Text">-vdmpp: parse files as VDM++</text:p>
      <text:p text:style-name="Preformatted_20_Text">-overture: parse files as VDM++ with Overture</text:p>
      <text:p text:style-name="Preformatted_20_Text">-w: suppress warning messages</text:p>
      <text:p text:style-name="Preformatted_20_Text">-q: suppress information messages</text:p>
      <text:p text:style-name="Preformatted_20_Text">-i: run the interpreter if successfully type checked</text:p>
      <text:p text:style-name="Preformatted_20_Text">-p: generate proof obligations and stop</text:p>
      <text:p text:style-name="Preformatted_20_Text">-e &lt;exp&gt;: evaluate &lt;exp&gt; and stop</text:p>
      <text:p text:style-name="Preformatted_20_Text">-c &lt;charset&gt;: select a file charset</text:p>
      <text:p text:style-name="Preformatted_20_Text">-t &lt;charset&gt;: select a console charset</text:p>
      <text:p text:style-name="Preformatted_20_Text">-o &lt;filename&gt;: saved type checked specification</text:p>
      <text:p text:style-name="Preformatted_20_Text">-pre: disable precondition checks</text:p>
      <text:p text:style-name="Preformatted_20_Text">-post: disable postcondition checks</text:p>
      <text:p text:style-name="Preformatted_20_Text">-inv: disable type/state invariant checks</text:p>
      <text:p text:style-name="Preformatted_20_Text">-dtc: disable all dynamic type checking</text:p>
      <text:p text:style-name="Preformatted_20_Text"/>
      <text:p text:style-name="Preformatted_20_Text"/>
      <text:p text:style-name="Text_20_body">Notice that the error indicates that the tool must be invoked with either the <text:span text:style-name="T1">-vdmsl, -vdmpp</text:span><text:span text:style-name="T2"> or </text:span><text:span text:style-name="T1">-overture </text:span><text:span text:style-name="T2">option to indicate the VDM dialect and parser required. Using the Overture parser should produce identical results to </text:span><text:span text:style-name="T1">-vdmpp</text:span><text:span text:style-name="T2">, though it will be slower.</text:span></text:p>
      <text:p text:style-name="Text_20_body"><text:span text:style-name="T2">Normally, a specification will be loaded by identifying all of the VDM source files to include. At least one source file must be specified unless the </text:span><text:span text:style-name="T1">-i </text:span><text:span text:style-name="T2">option is used, in which case the interpreter can be started with no specification.</text:span></text:p>
      <text:p text:style-name="Text_20_body"><text:span text:style-name="T2">If no </text:span><text:span text:style-name="T1">-i </text:span><text:span text:style-name="T2">option is given, the tool will parse and type check the specification files only, giving any errors and warnings on standard output, then stop. <text:s/>Warnings can be suppressed with the </text:span><text:span text:style-name="T1">-w </text:span><text:span text:style-name="T2">option. The </text:span><text:span text:style-name="T1">-q </text:span><text:span text:style-name="T2">option can be used to suppress the various information messages printed (this doesn’t include errors and warnings).</text:span></text:p>
      <text:p text:style-name="Text_20_body"><text:span text:style-name="T2">The </text:span><text:span text:style-name="T1">-p </text:span><text:span text:style-name="T2">option will run the proof obligation generator and then stop, assuming the specification has no type checking errors.</text:span></text:p>
      <text:p text:style-name="Text_20_body"><text:span text:style-name="T2">For batch execution, the </text:span><text:span text:style-name="T1">-e </text:span><text:span text:style-name="T2">option can be used to identify a single expression to evaluate in the context of the loaded specification, assuming the specification has no type checking errors.</text:span></text:p>
      <text:p text:style-name="Text_20_body"><text:span text:style-name="T2">The </text:span><text:span text:style-name="T1">-c</text:span><text:span text:style-name="T2"> and </text:span><text:span text:style-name="T1">-t</text:span><text:span text:style-name="T2"> options allow the file and console character sets to be defined, respectively. This is to allow a specification written in languages other than the default for your system to be used (see section 3).</text:span></text:p>
      <text:p text:style-name="Text_20_body"><text:span text:style-name="T2">The </text:span><text:span text:style-name="T1">-o </text:span><text:span text:style-name="T2">option allows a parsed and type checked specification to be saved to a file. Such files are effectively libraries, and can be can be re-loaded without the parsing/checking overhead.</text:span></text:p>
      <text:p text:style-name="Text_20_body"><text:span text:style-name="T2">The </text:span><text:span text:style-name="T1">-pre, -post, -inv </text:span><text:span text:style-name="T2">and </text:span><text:span text:style-name="T1">-dtc </text:span><text:span text:style-name="T2">options can be used to disable precondition, postcondition, invariant and dynamic type checking, respectively. By default, all these checks are performed.</text:span></text:p>
      <text:p text:style-name="P21"/>
      <text:p text:style-name="P23"><text:span text:style-name="T2">If </text:span><text:span text:style-name="T1">flat.def </text:span><text:span text:style-name="T2">contains a simple VDM-SL specification of the factorial function, called “f”, the following illustrate ways to test the specification, with user input shown in </text:span><text:span text:style-name="T3">bold</text:span><text:span text:style-name="T2">:</text:span></text:p>
      <text:p text:style-name="P12"/>
      <text:p text:style-name="P13">$ cat flat.def</text:p>
      <text:p text:style-name="P12"/>
      <text:p text:style-name="P12">functions</text:p>
      <text:p text:style-name="P12"/>
      <text:p text:style-name="P12">f: int -&gt; int</text:p>
      <text:p text:style-name="P12"><text:s text:c="4"/>f(a) == if a &lt; 2 then 1 else a * f(a-1)</text:p>
      <text:p text:style-name="P12"><text:s text:c="4"/>pre a &gt; 0</text:p>
      <text:p text:style-name="P12"/>
      <text:p text:style-name="P12"/>
      <text:p text:style-name="P13">$ java -jar vdmj_0.1_090114.jar -vdmsl flat.def</text:p>
      <text:p text:style-name="P12">Parsed 1 module in 0.202 secs. No syntax errors</text:p>
      <text:p text:style-name="P12">Warning 5012: Recursive function has no measure in (flat.def) at line 3:1</text:p>
      <text:p text:style-name="P12">Type checked 1 module in 0.016 secs. No type errors and 1 warning</text:p>
      <text:p text:style-name="P12"/>
      <text:p text:style-name="P12"/>
      <text:p text:style-name="P13">$ java -jar vdmj_0.1_090114.jar -vdmsl -q -w flat.def</text:p>
      <text:p text:style-name="P12">&lt;quiet!&gt;</text:p>
      <text:p text:style-name="P12"/>
      <text:p text:style-name="P12"/>
      <text:p text:style-name="P13">$ java -jar vdmj_0.1_090114.jar -vdmsl -w -e "f(10)" flat.def</text:p>
      <text:p text:style-name="P12">Parsed 1 module in 0.28 secs. No syntax errors</text:p>
      <text:p text:style-name="P12">Type checked 1 module in 0.031 secs. No type errors, suppressed 1 warning</text:p>
      <text:p text:style-name="P12">Initialized 1 module in 0.031 secs. </text:p>
      <text:p text:style-name="P12">3628800</text:p>
      <text:p text:style-name="P12">Bye</text:p>
      <text:p text:style-name="P12"/>
      <text:p text:style-name="P12"/>
      <text:p text:style-name="P13">$ java -jar vdmj_0.1_090114.jar -vdmsl -e "f(10)" -q -w flat.def</text:p>
      <text:p text:style-name="P12">3628800</text:p>
      <text:p text:style-name="P12"/>
      <text:p text:style-name="P12"/>
      <text:p text:style-name="P13">$ java -jar vdmj_0.1_090114.jar -vdmsl -i -w flat.def</text:p>
      <text:p text:style-name="P12">Parsed 1 module in 0.202 secs. No syntax errors</text:p>
      <text:p text:style-name="P12">Type checked 1 module in 0.016 secs. No type errors, suppressed 1 warning</text:p>
      <text:p text:style-name="P12">Initialized 1 module in 0.031 secs. </text:p>
      <text:p text:style-name="P12">Interpreter started</text:p>
      <text:p text:style-name="P13">&gt; print f(10)</text:p>
      <text:p text:style-name="P12">= 3628800</text:p>
      <text:p text:style-name="P12">Executed in 0.0 secs. </text:p>
      <text:p text:style-name="P13">&gt; quit</text:p>
      <text:p text:style-name="P12">Bye</text:p>
      <text:p text:style-name="P12"/>
      <text:p text:style-name="P12"/>
      <text:p text:style-name="P13">$ java -jar vdmj_0.1_090114.jar -vdmsl -p -w flat.def</text:p>
      <text:p text:style-name="P12">Parsed 1 module in 0.218 secs. No syntax errors</text:p>
      <text:p text:style-name="P12">Type checked 1 module in 0.015 secs. No type errors, suppressed 1 warning</text:p>
      <text:p text:style-name="P12">Generated 1 proof obligation:</text:p>
      <text:p text:style-name="P12"/>
      <text:p text:style-name="P12">Proof Obligation 1:</text:p>
      <text:p text:style-name="P12">f: function apply obligation in 'DEFAULT1' (flat.def) at line 4:38</text:p>
      <text:p text:style-name="P12">(forall a:int &amp; (a &gt; 0) =&gt;</text:p>
      <text:p text:style-name="P12"><text:s text:c="2"/>(not (a &lt; 2) =&gt; </text:p>
      <text:p text:style-name="P12"><text:s text:c="4"/>pre_f((a - 1))))</text:p>
      <text:p text:style-name="P12"/>
      <text:p text:style-name="P12"/>
      <text:p text:style-name="P12"><text:span text:style-name="T7">$ java -jar vdmj_0.1_090114.jar -vdmsl -w -e "f(0)" -w flat.def</text:span> </text:p>
      <text:p text:style-name="P12">Parsed 1 module in 0.203 secs. No syntax errors</text:p>
      <text:p text:style-name="P12">Type checked 1 module in 0.015 secs. No type errors, suppressed 1 warning</text:p>
      <text:p text:style-name="P12">Initialized 1 module in 0.016 secs. </text:p>
      <text:p text:style-name="P12">Execution: Error 4055: Precondition failure: pre_f in (flat.def) at line 5:11</text:p>
      <text:p text:style-name="P12"><text:soft-page-break/><text:s text:c="8"/>a = 0</text:p>
      <text:p text:style-name="P12"><text:s text:c="8"/>f = (int -&gt; int)</text:p>
      <text:p text:style-name="P12"><text:s text:c="8"/>pre_f = (int +&gt; bool)</text:p>
      <text:p text:style-name="P12">In root context of f(a) in 'DEFAULT1' (console) at line 1:1</text:p>
      <text:p text:style-name="P12">In root context of interpreter in 'DEFAULT1' (flat.def) at line 3:1</text:p>
      <text:p text:style-name="P12">In root context of global environment</text:p>
      <text:p text:style-name="P12">Bye</text:p>
      <text:p text:style-name="P12"/>
      <text:p text:style-name="P12"/>
      <text:p text:style-name="P12"><text:span text:style-name="T7">$ java -jar vdmj_0.1_090114.jar -vdmsl -w -pre -e "f(0)" -w flat.def</text:span> </text:p>
      <text:p text:style-name="P12">Parsed 1 module in 0.218 secs. No syntax errors</text:p>
      <text:p text:style-name="P12">Type checked 1 module in 0.016 secs. No type errors, suppressed 1 warning</text:p>
      <text:p text:style-name="P12">Initialized 1 module in 0.015 secs. </text:p>
      <text:p text:style-name="P12">1</text:p>
      <text:p text:style-name="P12">Bye</text:p>
      <text:p text:style-name="P12">$</text:p>
      <text:p text:style-name="P12"/>
      <text:p text:style-name="P12">$ <text:span text:style-name="T7">java -jar vdmj_0.1_090114.jar -vdmsl -w -o flat.lib flat.def</text:span></text:p>
      <text:p text:style-name="P12">Parsed 1 module in 0.203 secs. No syntax errors</text:p>
      <text:p text:style-name="P12">Type checked 1 module in 0.016 secs. No type errors, suppressed 1 warning</text:p>
      <text:p text:style-name="P12">Saved 1 module to flat.lib in 0.093 secs.</text:p>
      <text:p text:style-name="P12">$</text:p>
      <text:p text:style-name="P12"/>
      <text:p text:style-name="P12">$ <text:span text:style-name="T7">java -jar vdmj_0.1_090114.jar -vdmsl -w flat.lib -e "f(10)"</text:span></text:p>
      <text:p text:style-name="P12">Loaded 1 module from flat.lib</text:p>
      <text:p text:style-name="P12">Parsed 0 modules in 0.187 secs. No syntax errors</text:p>
      <text:p text:style-name="P12">Type checked 0 modules in 0.016 secs. No type errors</text:p>
      <text:p text:style-name="P12">Initialized 1 module in 0.0 secs. </text:p>
      <text:p text:style-name="P12">3628800</text:p>
      <text:p text:style-name="P12">Bye</text:p>
      <text:p text:style-name="P12"/>
      <text:list xml:id="list29589607" text:continue-numbering="true" text:style-name="Outline">
        <text:list-item>
          <text:list>
            <text:list-item>
              <text:h text:style-name="P27" text:outline-level="2">Parsing, Type Checking, and Proof Obligations</text:h>
            </text:list-item>
          </text:list>
        </text:list-item>
      </text:list>
      <text:p text:style-name="P21">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2">All warnings and error messages are printed on standard output, even with the </text:span><text:span text:style-name="T1">-q </text:span><text:span text:style-name="T2">option.</text:span></text:p>
      <text:p text:style-name="P21">A source file may contain VDM embedded in a LaTeX file; the markup is ignored by the parser, though reported line numbers will be correct.</text:p>
      <text:p text:style-name="P21">The Java program will return with an exit code of zero if the specification is clean (ignoring warnings). Parser or type checking errors result in an exit code of 1. <text:s/>The interpreter and PO generator always exit with a code of zero.</text:p>
      <text:list xml:id="list29578792" text:continue-numbering="true" text:style-name="Outline">
        <text:list-item>
          <text:list>
            <text:list-item>
              <text:h text:style-name="P27" text:outline-level="2">The Interpreter</text:h>
            </text:list-item>
          </text:list>
        </text:list-item>
      </text:list>
      <text:p text:style-name="Text_20_body"><text:span text:style-name="T2">Assuming a specification does not contain any parse or type checking errors, the interpreter can be </text:span><text:span text:style-name="T2">started by using the </text:span><text:span text:style-name="T1">-i </text:span><text:span text:style-name="T2">command line option.</text:span></text:p>
      <text:p text:style-name="P21">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1">shmem </text:span>source code is in Appendix A):</text:p>
      <text:p text:style-name="P12"/>
      <text:p text:style-name="P13">$ java -jar vdmj_0.1_090114.jar -vdmsl -i shmem.vdm</text:p>
      <text:p text:style-name="P12">Parsed 1 module in 0.266 secs. No syntax errors</text:p>
      <text:p text:style-name="P12">Type checked in 0.047 secs. No type errors</text:p>
      <text:p text:style-name="P12">Interpreter started</text:p>
      <text:p text:style-name="P12"/>
      <text:p text:style-name="P13"><text:soft-page-break/>&gt; help</text:p>
      <text:p text:style-name="P12">modules - list the loaded module names</text:p>
      <text:p text:style-name="P12">default &lt;module&gt; - set the default module name</text:p>
      <text:p text:style-name="P12">state - show the default module state</text:p>
      <text:p text:style-name="P12">print &lt;expression&gt; - evaluate expression</text:p>
      <text:p text:style-name="P12">assert &lt;file&gt; - run assertions from a file</text:p>
      <text:p text:style-name="P12">init - re-initialize the global environment</text:p>
      <text:p text:style-name="P12">env - list the global symbols in the default environment</text:p>
      <text:p text:style-name="P12">pog - generate a list of proof obligations</text:p>
      <text:p text:style-name="P12">break [&lt;file&gt;:]&lt;line#&gt; [&lt;condition&gt;] - create a breakpoint</text:p>
      <text:p text:style-name="P12">break &lt;function/operation&gt; [&lt;condition&gt;] - create a breakpoint</text:p>
      <text:p text:style-name="P12">trace [&lt;file&gt;:]&lt;line#&gt; [&lt;exp&gt;] - create a tracepoint</text:p>
      <text:p text:style-name="P12">trace &lt;function/operation&gt; [&lt;exp&gt;] - create a tracepoint</text:p>
      <text:p text:style-name="P12">remove &lt;breakpoint#&gt; - remove a trace/breakpoint</text:p>
      <text:p text:style-name="P12">list - list breakpoints</text:p>
      <text:p text:style-name="P12">coverage [&lt;file&gt;|clear] - display/clear file line coverage</text:p>
      <text:p text:style-name="P12">files - list files in the current specification</text:p>
      <text:p text:style-name="Preformatted_20_Text">reload - reload the current specification files</text:p>
      <text:p text:style-name="P17">load &lt;files&gt; - replace current loaded specification files</text:p>
      <text:p text:style-name="Preformatted_20_Text">quit - leave the interpreter</text:p>
      <text:p text:style-name="P12"/>
      <text:p text:style-name="P13">&gt; modules</text:p>
      <text:p text:style-name="P12">M (default)</text:p>
      <text:p text:style-name="P12"/>
      <text:p text:style-name="P13">&gt; state</text:p>
      <text:p text:style-name="P12">M`Q4 = [mk_M(&lt;FREE&gt;, 0, 9999)]</text:p>
      <text:p text:style-name="P12">M`rseed = 87654321</text:p>
      <text:p text:style-name="P12">M`Memory = mk_Memory(87654321, [mk_M(&lt;FREE&gt;, 0, 9999)], [mk_M(&lt;FREE&gt;, 0, 9999)])</text:p>
      <text:p text:style-name="P12">M`Q3 = [mk_M(&lt;FREE&gt;, 0, 9999)]</text:p>
      <text:p text:style-name="P12"/>
      <text:p text:style-name="P13">&gt; print rand(100)</text:p>
      <text:p text:style-name="P12">= 71</text:p>
      <text:p text:style-name="P12">Executed in 0.0 secs. </text:p>
      <text:p text:style-name="P12"/>
      <text:p text:style-name="P13">&gt; print rand(100)</text:p>
      <text:p text:style-name="P12">= 44</text:p>
      <text:p text:style-name="P12">Executed in 0.0 secs. </text:p>
      <text:p text:style-name="P12"/>
      <text:p text:style-name="P13">&gt; state</text:p>
      <text:p text:style-name="P12">M`Q4 = [mk_M(&lt;FREE&gt;, 0, 9999)]</text:p>
      <text:p text:style-name="Preformatted_20_Text"><text:span text:style-name="T2">M`rseed = </text:span><text:span text:style-name="T5">566044643</text:span></text:p>
      <text:p text:style-name="Preformatted_20_Text"><text:span text:style-name="T2">M`Memory = mk_Memory(</text:span><text:span text:style-name="T5">566044643</text:span><text:span text:style-name="T2">, [mk_M(&lt;FREE&gt;, 0, 9999)], [mk_M(&lt;FREE&gt;, 0, 9999)])</text:span></text:p>
      <text:p text:style-name="P12">M`Q3 = [mk_M(&lt;FREE&gt;, 0, 9999)]</text:p>
      <text:p text:style-name="P12"/>
      <text:p text:style-name="P13">&gt; init</text:p>
      <text:p text:style-name="P12">Global context initialized</text:p>
      <text:p text:style-name="P12"/>
      <text:p text:style-name="P13">&gt; state</text:p>
      <text:p text:style-name="P12">M`Q4 = [mk_M(&lt;FREE&gt;, 0, 9999)]</text:p>
      <text:p text:style-name="P12">M`rseed = 87654321</text:p>
      <text:p text:style-name="P12">M`Memory = mk_Memory(87654321, [mk_M(&lt;FREE&gt;, 0, 9999)], [mk_M(&lt;FREE&gt;, 0, 9999)])</text:p>
      <text:p text:style-name="P12">M`Q3 = [mk_M(&lt;FREE&gt;, 0, 9999)]</text:p>
      <text:p text:style-name="P12"/>
      <text:p text:style-name="P13">&gt; print rand(100)</text:p>
      <text:p text:style-name="P12">= 71</text:p>
      <text:p text:style-name="P12">Executed in 0.0 secs. </text:p>
      <text:p text:style-name="P12"/>
      <text:p text:style-name="P13">&gt; print rand(100)</text:p>
      <text:p text:style-name="P12">= 44</text:p>
      <text:p text:style-name="P12">Executed in 0.0 secs. </text:p>
      <text:p text:style-name="P12"/>
      <text:p text:style-name="P13">&gt; env</text:p>
      <text:p text:style-name="P12"><text:soft-page-break/>M`fragments = (M`Quadrant -&gt; nat)</text:p>
      <text:p text:style-name="P12">M`combine = (M`Quadrant -&gt; M`Quadrant)</text:p>
      <text:p text:style-name="P12">M`tryBest = (nat ==&gt; nat)</text:p>
      <text:p text:style-name="P12">M`seed = (nat1 ==&gt; ())</text:p>
      <text:p text:style-name="P12">M`reset = (() ==&gt; ())</text:p>
      <text:p text:style-name="P12">M`bestfit = (nat1 * M`Quadrant -&gt; nat1)</text:p>
      <text:p text:style-name="P12">M`add = (nat1 * nat1 * M`Quadrant -&gt; M`Quadrant)</text:p>
      <text:p text:style-name="P12">M`firstFit = (nat1 ==&gt; bool)</text:p>
      <text:p text:style-name="P12">M`rand = (nat1 ==&gt; nat1)</text:p>
      <text:p text:style-name="P12">M`tryFirst = (nat ==&gt; nat)</text:p>
      <text:p text:style-name="P12">M`main = (nat1 * nat1 ==&gt; seq of (&lt;SAME&gt; | &lt;BEST&gt; | &lt;FIRST&gt;))</text:p>
      <text:p text:style-name="P12">M`MAXMEM = 10000</text:p>
      <text:p text:style-name="P12">M`delete = (M`M * M`Quadrant -&gt; M`Quadrant)</text:p>
      <text:p text:style-name="P12">M`inv_M = (M`M +&gt; bool)</text:p>
      <text:p text:style-name="P12">M`CHUNK = 100</text:p>
      <text:p text:style-name="P12">M`bestFit = (nat1 ==&gt; bool)</text:p>
      <text:p text:style-name="P12">M`least = (nat1 * nat1 -&gt; nat1)</text:p>
      <text:p text:style-name="P12">M`fits = (nat1 * M`Quadrant -&gt; nat1)</text:p>
      <text:p text:style-name="P12">M`init_Memory = (M`Memory +&gt; bool)</text:p>
      <text:p text:style-name="P12">M`pre_add = (nat1 * nat1 * M`Quadrant +&gt; bool)</text:p>
      <text:p text:style-name="P12"/>
      <text:p text:style-name="P13">&gt; pog</text:p>
      <text:p text:style-name="P12">Generated 36 proof obligations:</text:p>
      <text:p text:style-name="P12"/>
      <text:p text:style-name="P12">Proof Obligation 1:</text:p>
      <text:p text:style-name="P12">M`fits: cases exhaustive obligation in 'M' (shmem.vdm) at line 40:5</text:p>
      <text:p text:style-name="P12">(forall size:nat1, Q:Quadrant &amp;</text:p>
      <text:p text:style-name="P12"><text:s text:c="2"/>Q = [] or Q = [h] ^ tail)</text:p>
      <text:p text:style-name="P12"/>
      <text:p text:style-name="P12">...</text:p>
      <text:p text:style-name="P12"/>
      <text:p text:style-name="P12">Proof Obligation 35:</text:p>
      <text:p text:style-name="P12">M`tryBest: sequence apply obligation in 'M' (shmem.vdm) at line 176:27</text:p>
      <text:p text:style-name="P12">rand((len Q4)) in set inds Q4</text:p>
      <text:p text:style-name="P12"/>
      <text:p text:style-name="P12">Proof Obligation 36:</text:p>
      <text:p text:style-name="P12">M`tryBest: subtype obligation in 'M' (shmem.vdm) at line 166:1</text:p>
      <text:p text:style-name="P12">RESULT &gt;= 0</text:p>
      <text:p text:style-name="P12"/>
      <text:p text:style-name="P12">&gt; </text:p>
      <text:p text:style-name="P12"/>
      <text:p text:style-name="P12"/>
      <text:p text:style-name="Text_20_body"><text:span text:style-name="T2">This example shows a VDM-SL specification called </text:span><text:span text:style-name="T1">shmem.vdm </text:span><text:span text:style-name="T2">being loaded. <text:s/>The </text:span><text:span text:style-name="T1">help </text:span><text:span text:style-name="T2">command lists the interpreter commands available. <text:s/>Note that several of them regard the setting of breakpoints, which is covered in the next section.</text:span></text:p>
      <text:p text:style-name="Text_20_body"><text:span text:style-name="T2">The </text:span><text:span text:style-name="T1">modules </text:span><text:span text:style-name="T2">command lists the names of the modules loaded from the specification. <text:s/>In this example there is only one, called “M”. <text:s/>One of the modules is identified as the default; names in the default module do not need to be qualified (so you can say </text:span><text:span text:style-name="T1">print xyz </text:span><text:span text:style-name="T2">rather than </text:span><text:span text:style-name="T1">print M`xyz</text:span><text:span text:style-name="T2">). <text:s/>The default module can be changed with the </text:span><text:span text:style-name="T1">default </text:span><text:span text:style-name="T2">command.</text:span></text:p>
      <text:p text:style-name="Text_20_body"><text:span text:style-name="T2">The </text:span><text:span text:style-name="T1">state </text:span><text:span text:style-name="T2">command lists the content of the default module’s state. <text:s/>This can be changed by </text:span><text:span text:style-name="T2">operations, as can be seen by the two calls to </text:span><text:span text:style-name="T1">rand </text:span><text:span text:style-name="T2">which change the </text:span><text:span text:style-name="T1">rseed </text:span><text:span text:style-name="T2">value in the state (a pseudo-random number generator). The </text:span><text:span text:style-name="T1">init </text:span><text:span text:style-name="T2">command will re-initialize the state to its original value, illustrated by the fact that two subsequent calls to </text:span><text:span text:style-name="T1">rand </text:span><text:span text:style-name="T2">return the same results as the first two did.</text:span></text:p>
      <text:p text:style-name="Text_20_body"><text:span text:style-name="T2">The </text:span><text:span text:style-name="T1">print </text:span><text:span text:style-name="T2">command can be used to evaluate any expression.</text:span></text:p>
      <text:p text:style-name="Text_20_body"><text:span text:style-name="T2">The </text:span><text:span text:style-name="T1">env </text:span><text:span text:style-name="T2">command lists all the values in the global environment of the default module. <text:s/>This shows the </text:span><text:span text:style-name="T2">functions, operations and constant values defined in the module. <text:s/>Note that it includes invariant, initialization and pre/postcondition functions.</text:span></text:p>
      <text:p text:style-name="Text_20_body"><text:span text:style-name="T2">The </text:span><text:span text:style-name="T1">pog </text:span><text:span text:style-name="T2">command (proof obligation generator) generates a list of proof obligations for the </text:span><text:span text:style-name="T2">specification.</text:span></text:p>
      <text:p text:style-name="Text_20_body"><text:span text:style-name="T2">The </text:span><text:span text:style-name="T1">assert </text:span><text:span text:style-name="T2">command (illustrated below) can take a list of assertions from a file, and execute each of them in turn, raising an error for any assertion which is false. <text:s/>The assertions in the file must be simple </text:span><text:soft-page-break/><text:span text:style-name="T2">boolean expressions, one per line:</text:span></text:p>
      <text:p text:style-name="P12"/>
      <text:p text:style-name="Preformatted_20_Text"><text:span text:style-name="T3">$ cat rand.assertions</text:span><text:span text:style-name="T2"> </text:span></text:p>
      <text:p text:style-name="P12">rand(100) = 71</text:p>
      <text:p text:style-name="P12">rand(100) = 44</text:p>
      <text:p text:style-name="P12">$ </text:p>
      <text:p text:style-name="P12"><text:s text:c="2"/></text:p>
      <text:p text:style-name="P13">$ java -jar vdmj_0.1_090114.jar -vdmsl -i shmem.vdm</text:p>
      <text:p text:style-name="P12">Parsed 1 module in 0.297 secs. No syntax errors</text:p>
      <text:p text:style-name="P12">Type checked in 0.031 secs. No type errors</text:p>
      <text:p text:style-name="P12">Interpreter started</text:p>
      <text:p text:style-name="P13">&gt; assert rand.assertions</text:p>
      <text:p text:style-name="P12">PASSED all 2 assertions from rand.assertions</text:p>
      <text:p text:style-name="P13">&gt; assert rand.assertions </text:p>
      <text:p text:style-name="P12">FAILED: rand(100) = 71</text:p>
      <text:p text:style-name="P12">FAILED: rand(100) = 44</text:p>
      <text:p text:style-name="P12">FAILED 2 and passed 0 assertions from rand.assertions</text:p>
      <text:p text:style-name="P13">&gt; init</text:p>
      <text:p text:style-name="P12">Global context initialized</text:p>
      <text:p text:style-name="P13">&gt; assert rand.assertions</text:p>
      <text:p text:style-name="P12">PASSED all 2 assertions from rand.assertions</text:p>
      <text:p text:style-name="P13">&gt; quit</text:p>
      <text:p text:style-name="P12">bye</text:p>
      <text:p text:style-name="P12">$ </text:p>
      <text:p text:style-name="P21"/>
      <text:p text:style-name="Text_20_body"><text:span text:style-name="T2">The example is an assertion file which states that the first and second invocations of the </text:span><text:span text:style-name="T1">rand </text:span><text:span text:style-name="T2">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1">init </text:span><text:span text:style-name="T2">command resets the state, so the assertions work correctly again.</text:span></text:p>
      <text:p text:style-name="Text_20_body"><text:span text:style-name="T2">The </text:span><text:span text:style-name="T1">files </text:span><text:span text:style-name="T2">command will list the file names that comprise the current loaded specification. The </text:span><text:span text:style-name="T1">reload </text:span><text:span text:style-name="T2">command will re-parse and check the specification files currently loaded. The </text:span><text:span text:style-name="T1">load </text:span><text:span text:style-name="T2">command will replace the currently loaded specification with a new set of files. Note that if there are any errors in the parse or type check of the files, the interpreter will exit after </text:span><text:span text:style-name="T1">reload </text:span><text:span text:style-name="T2">or </text:span><text:span text:style-name="T1">load.</text:span></text:p>
      <text:p text:style-name="P21">If the files currently loaded are changed outside VDMJ, an indication will be printed between command prompts, until the <text:span text:style-name="T1">reload </text:span>or <text:span text:style-name="T1">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7">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17">&gt; </text:p>
      <text:p text:style-name="P18"/>
      <text:p text:style-name="P18"/>
      <text:p text:style-name="P21">Most of the interpreter commands for a VDM++ specification are the same as for VDM-SL, with the following differences:</text:p>
      <text:p text:style-name="P12"/>
      <text:p text:style-name="P13">$ java -jar vdmj_0.1_090114.jar -vdmpp -i</text:p>
      <text:p text:style-name="P12">Interpreter started</text:p>
      <text:p text:style-name="P13">&gt; help</text:p>
      <text:p text:style-name="P12">classes - list the loaded class names</text:p>
      <text:p text:style-name="P12">default &lt;class&gt; - set the default class name</text:p>
      <text:p text:style-name="P12">create &lt;id&gt; := &lt;exp&gt; - create a named variable</text:p>
      <text:p text:style-name="P12">print &lt;expression&gt; - evaluate expression</text:p>
      <text:p text:style-name="P12"><text:soft-page-break/>assert &lt;file&gt; - run assertions from a file</text:p>
      <text:p text:style-name="P12">init - re-initialize the global environment</text:p>
      <text:p text:style-name="P12">env - list the global symbols in the default environment</text:p>
      <text:p text:style-name="P12">pog - generate a list of proof obligations</text:p>
      <text:p text:style-name="P12">break [&lt;file&gt;:]&lt;line#&gt; [&lt;condition&gt;] - create a breakpoint</text:p>
      <text:p text:style-name="P12">break &lt;function/operation&gt; [&lt;condition&gt;] - create a breakpoint</text:p>
      <text:p text:style-name="P12">trace [&lt;file&gt;:]&lt;line#&gt; [&lt;exp&gt;] - create a tracepoint</text:p>
      <text:p text:style-name="P12">trace &lt;function/operation&gt; [&lt;exp&gt;] - create a tracepoint</text:p>
      <text:p text:style-name="P12">remove &lt;breakpoint#&gt; - remove a trace/breakpoint</text:p>
      <text:p text:style-name="P12">list - list breakpoints</text:p>
      <text:p text:style-name="P12">coverage [&lt;file&gt;|clear] - display/clear file line coverage</text:p>
      <text:p text:style-name="P12">files - list files in the current specification</text:p>
      <text:p text:style-name="Preformatted_20_Text">reload - reload the current specification files</text:p>
      <text:p text:style-name="P17">load &lt;files&gt; - replace current loaded specification files</text:p>
      <text:p text:style-name="Preformatted_20_Text">quit - leave the interpreter</text:p>
      <text:p text:style-name="P12">&gt; </text:p>
      <text:p text:style-name="P12"/>
      <text:p text:style-name="P12"/>
      <text:p text:style-name="Text_20_body"><text:span text:style-name="T2">The </text:span><text:span text:style-name="T1">classes </text:span><text:span text:style-name="T2">command replaces the </text:span><text:span text:style-name="T1">modules</text:span><text:span text:style-name="T2"> command, but is similar in that it lists the names of the classes loaded, identifying the default. <text:s/>The </text:span><text:span text:style-name="T1">default </text:span><text:span text:style-name="T2">command is used to change the default class. <text:s/>There is no </text:span><text:span text:style-name="T1">state </text:span><text:span text:style-name="T2">command because VDM++ objects contain state within instances of themselves as instance variables. <text:s/>The state values for any object can be printed with the </text:span><text:span text:style-name="T1">print </text:span><text:span text:style-name="T2">command. <text:s/>The </text:span><text:span text:style-name="T1">init </text:span><text:span text:style-name="T2">and </text:span><text:span text:style-name="T1">env </text:span><text:span text:style-name="T2">commands do the same thing, re-initializing static class members and printing the names and </text:span><text:span text:style-name="T2">types of public static values accessing from the global context. The </text:span><text:span text:style-name="T1">create </text:span><text:span text:style-name="T2">command can be used to create a new (synthetic) public static of a given name, which can then be used in further evaluations.</text:span></text:p>
      <text:p text:style-name="P21">The following example illustrates:</text:p>
      <text:p text:style-name="P12"/>
      <text:p text:style-name="P13">$ cat test.vpp</text:p>
      <text:p text:style-name="P12">class A</text:p>
      <text:p text:style-name="P12"/>
      <text:p text:style-name="P12">instance variables</text:p>
      <text:p text:style-name="P12"><text:s text:c="2"/>si:int;</text:p>
      <text:p text:style-name="P12"><text:s text:c="2"/>sj:int;</text:p>
      <text:p text:style-name="P12"><text:s text:c="2"/>public static sk:int := 123;</text:p>
      <text:p text:style-name="P12"/>
      <text:p text:style-name="P12">operations</text:p>
      <text:p text:style-name="P12"/>
      <text:p text:style-name="P12">public op: int * int ==&gt; int</text:p>
      <text:p text:style-name="P12"><text:s text:c="2"/>op(i, j) ==</text:p>
      <text:p text:style-name="P12"><text:s text:c="2"/>( si := i;</text:p>
      <text:p text:style-name="P12"><text:s text:c="4"/>sj := j;</text:p>
      <text:p text:style-name="P12"><text:s text:c="4"/>sk := i + j;</text:p>
      <text:p text:style-name="P12"><text:s text:c="4"/>return sk;</text:p>
      <text:p text:style-name="P12"><text:s text:c="2"/>);</text:p>
      <text:p text:style-name="P12"/>
      <text:p text:style-name="P12">public static test: () ==&gt; int</text:p>
      <text:p text:style-name="P12"><text:s text:c="4"/>test() == let a = new A() in a.op(1, 2);</text:p>
      <text:p text:style-name="P12"/>
      <text:p text:style-name="P12">end A</text:p>
      <text:p text:style-name="P12"/>
      <text:p text:style-name="P12"/>
      <text:p text:style-name="P13">$ java -jar vdmj_0.1_090114.jar -vdmpp -i test.vpp</text:p>
      <text:p text:style-name="Preformatted_20_Text">Parsed 1 class in 0.281 secs. No syntax errors</text:p>
      <text:p text:style-name="Preformatted_20_Text">Warning 5001: variable is not initialized: si in 'A' (test.vpp) at line 4:3</text:p>
      <text:p text:style-name="Preformatted_20_Text">Warning 5001: variable is not initialized: sj in 'A' (test.vpp) at line 5:3</text:p>
      <text:p text:style-name="Preformatted_20_Text">Type checked 1 class in 0.016 secs. No type errors and 2 warnings</text:p>
      <text:p text:style-name="Preformatted_20_Text">Initialized 1 class in 0.015 secs. </text:p>
      <text:p text:style-name="Preformatted_20_Text">Interpreter started</text:p>
      <text:p text:style-name="Preformatted_20_Text"/>
      <text:p text:style-name="P11">&gt; classes</text:p>
      <text:p text:style-name="Preformatted_20_Text">A (default)</text:p>
      <text:p text:style-name="P11">&gt; state</text:p>
      <text:p text:style-name="Preformatted_20_Text">Command not available in this context</text:p>
      <text:p text:style-name="P11">&gt; p new A()</text:p>
      <text:p text:style-name="Preformatted_20_Text"><text:soft-page-break/>= A{#1, si:=undefined, sj:=undefined, sk:=123}</text:p>
      <text:p text:style-name="Preformatted_20_Text">Executed in 0.016 secs. </text:p>
      <text:p text:style-name="P11">&gt; env</text:p>
      <text:p text:style-name="Preformatted_20_Text">test() = (() ==&gt; int)</text:p>
      <text:p text:style-name="Preformatted_20_Text">sk = 123</text:p>
      <text:p text:style-name="P11">&gt; print test()</text:p>
      <text:p text:style-name="Preformatted_20_Text">= 3</text:p>
      <text:p text:style-name="Preformatted_20_Text">Executed in 0.0 secs. </text:p>
      <text:p text:style-name="P11">&gt; env</text:p>
      <text:p text:style-name="Preformatted_20_Text">test() = (() ==&gt; int)</text:p>
      <text:p text:style-name="Preformatted_20_Text">sk = 3</text:p>
      <text:p text:style-name="P11">&gt; p new A().op(123,456)</text:p>
      <text:p text:style-name="Preformatted_20_Text">= 579</text:p>
      <text:p text:style-name="Preformatted_20_Text">Executed in 0.0 secs. </text:p>
      <text:p text:style-name="P11">&gt; env</text:p>
      <text:p text:style-name="Preformatted_20_Text">test() = (() ==&gt; int)</text:p>
      <text:p text:style-name="Preformatted_20_Text">sk = 579</text:p>
      <text:p text:style-name="P11">&gt; create a := new A()</text:p>
      <text:p text:style-name="P11"><text:span text:style-name="T4">&gt; </text:span>env</text:p>
      <text:p text:style-name="Preformatted_20_Text">test() = (() ==&gt; int)</text:p>
      <text:p text:style-name="Preformatted_20_Text">sk = 579</text:p>
      <text:p text:style-name="Preformatted_20_Text">a = A{#4, si:=undefined, sj:=undefined, sk:=579}</text:p>
      <text:p text:style-name="P11">&gt; p a.op(111,222)</text:p>
      <text:p text:style-name="Preformatted_20_Text">= 333</text:p>
      <text:p text:style-name="Preformatted_20_Text">Executed in 0.0 secs. </text:p>
      <text:p text:style-name="P11">&gt; env</text:p>
      <text:p text:style-name="Preformatted_20_Text">test() = (() ==&gt; int)</text:p>
      <text:p text:style-name="Preformatted_20_Text">sk = 333</text:p>
      <text:p text:style-name="Preformatted_20_Text">a = A{#4, si:=111, sj:=222, sk:=333}</text:p>
      <text:p text:style-name="P11">&gt; quit</text:p>
      <text:p text:style-name="Preformatted_20_Text">Bye</text:p>
      <text:p text:style-name="P12"/>
      <text:p text:style-name="Text_20_body"><text:span text:style-name="T2">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1">coverage </text:span><text:span text:style-name="T2">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11">&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text:soft-page-break/>-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11">&gt; p new A().f(1,2)</text:p>
      <text:p text:style-name="Preformatted_20_Text">= 0.5</text:p>
      <text:p text:style-name="Preformatted_20_Text">Executed in 0.036 secs. </text:p>
      <text:p text:style-name="Preformatted_20_Text">&gt; </text:p>
      <text:p text:style-name="P11">&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1">coverage </text:span><text:span text:style-name="T2">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2">Coverage information is reset when a specification is loaded, or when the command </text:span><text:span text:style-name="T1">coverage clear </text:span><text:span text:style-name="T2">is executed, otherwise coverage is cumulative. If several files are loaded, the coverage for just one source file can be listed with coverage &lt;</text:span><text:span text:style-name="T1">file</text:span><text:span text:style-name="T2">&gt;.</text:span></text:p>
      <text:p text:style-name="Text_20_body"><text:span text:style-name="T2">Note that coverage of source files that contain LaTeX markup is printed </text:span><text:span text:style-name="T1">without </text:span><text:span text:style-name="T2">the markup.</text:span></text:p>
      <text:list xml:id="list29587680" text:continue-numbering="true" text:style-name="Outline">
        <text:list-item>
          <text:list>
            <text:list-item>
              <text:list>
                <text:list-item>
                  <text:h text:style-name="P24" text:outline-level="3">Suppressing Runtime Checks</text:h>
                </text:list-item>
              </text:list>
            </text:list-item>
          </text:list>
        </text:list-item>
      </text:list>
      <text:p text:style-name="P21">By default, the interpreter will evaluate all preconditions, postconditions, state and type invariants, and perform dynamic type checking when values are manipulated in a specification. These checks are valuable, and form an important part of the verification of a specification, which is why they are performed by default.</text:p>
      <text:p text:style-name="Text_20_body"><text:span text:style-name="T2">However, the checks also take a certain amount of processing power and result in a slower evaluation of expressions or tests. If you are certain that a specification will not violate the checks, you can use the </text:span><text:span text:style-name="T1">-pre, -post, -inv </text:span><text:span text:style-name="T2">and </text:span><text:span text:style-name="T1">-dtc </text:span><text:span text:style-name="T2">options to selectively suppress them.</text:span></text:p>
      <text:p text:style-name="Text_20_body"><text:span text:style-name="T2">The </text:span><text:span text:style-name="T1">-pre </text:span><text:span text:style-name="T2">and </text:span><text:span text:style-name="T1">-post </text:span><text:span text:style-name="T2">options suppress the evaluation of both function and operation pre- and postconditions. <text:s/>The </text:span><text:span text:style-name="T1">-inv </text:span><text:span text:style-name="T2">option suppresses the evaluation of type invariants, state invariants (in VDM-SL) and class invariants (in VDM++). The </text:span><text:span text:style-name="T1">-dtc </text:span><text:span text:style-name="T2">option (</text:span><text:span text:style-name="T1">dynamic type checking</text:span><text:span text:style-name="T2">) is equivalent to </text:span><text:span text:style-name="T1">-inv </text:span><text:span text:style-name="T2">plus </text:span><text:soft-page-break/><text:span text:style-name="T2">suppression of the checks that occur whenever a value of one type is assigned to another (eg. in parameter passing, result returns, in "let" definitions and binds, variable initializers etc). </text:span></text:p>
      <text:list xml:id="list29591385" text:continue-numbering="true" text:style-name="Outline">
        <text:list-item>
          <text:list>
            <text:list-item>
              <text:h text:style-name="P28" text:outline-level="2">Debugging</text:h>
              <text:list>
                <text:list-item>
                  <text:h text:style-name="P24" text:outline-level="3">Single-threaded Debugging</text:h>
                </text:list-item>
              </text:list>
            </text:list-item>
          </text:list>
        </text:list-item>
      </text:list>
      <text:p text:style-name="P21">As well as evaluating expressions and displaying the value of state variables, the interpreter is able to stop execution part way through an evaluation, and allow the evaluation to be single-stepped or traced, and intermediate values displayed.</text:p>
      <text:p text:style-name="P21">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2">Using the </text:span><text:span text:style-name="T1">class A </text:span><text:span text:style-name="T2">example above, we can stop on the </text:span><text:span text:style-name="T1">op </text:span><text:span text:style-name="T2">operation as follows:</text:span></text:p>
      <text:p text:style-name="P12"/>
      <text:p text:style-name="P11">&gt; break op</text:p>
      <text:p text:style-name="Preformatted_20_Text">Created break [1] in 'A' (test.vpp) at line 12:3</text:p>
      <text:p text:style-name="Preformatted_20_Text">12: <text:s text:c="3"/>( si := i;</text:p>
      <text:p text:style-name="P11">&gt; p test()</text:p>
      <text:p text:style-name="Preformatted_20_Text">Stopped break [1] in 'A' (test.vpp) at line 12:3</text:p>
      <text:p text:style-name="Preformatted_20_Text">12: <text:s text:c="3"/>( si := i;</text:p>
      <text:p text:style-name="P11">[thread 1]&gt; help</text:p>
      <text:p text:style-name="Preformatted_20_Text">step - step one expression/statement</text:p>
      <text:p text:style-name="Preformatted_20_Text">next - step over functions or operations</text:p>
      <text:p text:style-name="Preformatted_20_Text">out - run to the return of functions or operations</text:p>
      <text:p text:style-name="Preformatted_20_Text">continue - resume execution</text:p>
      <text:p text:style-name="Preformatted_20_Text">stack - display the current stack frame context</text:p>
      <text:p text:style-name="Preformatted_20_Text">up - move the stack frame context up one frame</text:p>
      <text:p text:style-name="Preformatted_20_Text">down - move the stack frame context down one frame</text:p>
      <text:p text:style-name="Preformatted_20_Text">source - list VDM source code around the current breakpoint</text:p>
      <text:p text:style-name="Preformatted_20_Text">stop - terminate the execution immediately</text:p>
      <text:p text:style-name="Preformatted_20_Text">...</text:p>
      <text:p text:style-name="Preformatted_20_Text"/>
      <text:p text:style-name="P11">[thread 1]&gt; stack</text:p>
      <text:p text:style-name="Preformatted_20_Text">Stopped at break [1] in 'A' (test.vpp) at line 12:3</text:p>
      <text:p text:style-name="Preformatted_20_Text"><text:tab/>j = 2</text:p>
      <text:p text:style-name="Preformatted_20_Text"><text:tab/>i = 1</text:p>
      <text:p text:style-name="Preformatted_20_Text"><text:tab/>A`self = A{#1, si:=undefined, sj:=undefined, sk:=123}</text:p>
      <text:p text:style-name="Preformatted_20_Text">In object context of op(i, j) in 'A' (test.vpp) at line 10:8</text:p>
      <text:p text:style-name="Preformatted_20_Text">In root context of test() in 'A' (test.vpp) at line 18:15</text:p>
      <text:p text:style-name="Preformatted_20_Text">In root context of global static scope</text:p>
      <text:p text:style-name="P11">[thread 1]&gt; source</text:p>
      <text:p text:style-name="Preformatted_20_Text">7: <text:s/></text:p>
      <text:p text:style-name="Preformatted_20_Text">8: <text:s/>operations</text:p>
      <text:p text:style-name="Preformatted_20_Text">9: <text:s/></text:p>
      <text:p text:style-name="Preformatted_20_Text">10: <text:s/>public op: int * int ==&gt; int</text:p>
      <text:p text:style-name="Preformatted_20_Text">11: <text:s text:c="3"/>op(i, j) ==</text:p>
      <text:p text:style-name="Preformatted_20_Text">12:&gt;&gt; <text:s/>( si := i;</text:p>
      <text:p text:style-name="Preformatted_20_Text">13: <text:s text:c="5"/>sj := j;</text:p>
      <text:p text:style-name="Preformatted_20_Text">14: <text:s text:c="5"/>sk := i + j;</text:p>
      <text:p text:style-name="Preformatted_20_Text">15: <text:s text:c="5"/>return sk;</text:p>
      <text:p text:style-name="Preformatted_20_Text">16: <text:s text:c="3"/>);</text:p>
      <text:p text:style-name="Preformatted_20_Text">17: <text:s/></text:p>
      <text:p text:style-name="P11">[thread 1]&gt; down</text:p>
      <text:p text:style-name="Preformatted_20_Text">In context of let statement in 'A' (test.vpp) at line 19:15</text:p>
      <text:p text:style-name="P11">[thread 1]&gt; stack</text:p>
      <text:p text:style-name="Preformatted_20_Text">Stopped at break [1] in 'A' (test.vpp) at line 12:3</text:p>
      <text:p text:style-name="Preformatted_20_Text"><text:tab/>a = A{#2, si:=undefined, sj:=undefined, sk:=123}</text:p>
      <text:p text:style-name="Preformatted_20_Text">In context of let statement in 'A' (test.vpp) at line 19:15</text:p>
      <text:p text:style-name="Preformatted_20_Text">In root context of test() in 'A' (test.vpp) at line 18:15</text:p>
      <text:p text:style-name="Preformatted_20_Text"><text:soft-page-break/>In root context of global static scope</text:p>
      <text:p text:style-name="P11">[thread 1]&gt; print a</text:p>
      <text:p text:style-name="P17">a = A{#2, si:=undefined, sj:=undefined, sk:=123}</text:p>
      <text:p text:style-name="P11">[thread 1]&gt; step</text:p>
      <text:p text:style-name="Preformatted_20_Text">Stopped in 'A' (test.vpp) at line 13:5</text:p>
      <text:p text:style-name="Preformatted_20_Text">13: <text:s text:c="5"/>sj := j;</text:p>
      <text:p text:style-name="P11">[thread 1]&gt; step</text:p>
      <text:p text:style-name="Preformatted_20_Text">Stopped in 'A' (test.vpp) at line 14:5</text:p>
      <text:p text:style-name="Preformatted_20_Text">14: <text:s text:c="5"/>sk := i + j;</text:p>
      <text:p text:style-name="P11">[thread 1]&gt; step</text:p>
      <text:p text:style-name="Preformatted_20_Text">Stopped in 'A' (test.vpp) at line 15:5</text:p>
      <text:p text:style-name="Preformatted_20_Text">15: <text:s text:c="5"/>return sk;</text:p>
      <text:p text:style-name="P11">[thread 1]&gt; step</text:p>
      <text:p text:style-name="Preformatted_20_Text">= 3</text:p>
      <text:p text:style-name="Preformatted_20_Text">Executed in 39.122 secs. </text:p>
      <text:p text:style-name="P11">&gt; list</text:p>
      <text:p text:style-name="Preformatted_20_Text">break [1] in 'A' (test.vpp) at line 12:3</text:p>
      <text:p text:style-name="Preformatted_20_Text">12: <text:s text:c="3"/>( si := i;</text:p>
      <text:p text:style-name="P11">&gt; break op i &lt; 10</text:p>
      <text:p text:style-name="Preformatted_20_Text">Created break [2] when "i &lt; 10" in 'A' (test.vpp) at line 12:3</text:p>
      <text:p text:style-name="Preformatted_20_Text">12: <text:s text:c="3"/>( si := i;</text:p>
      <text:p text:style-name="P11">&gt; print new A().op(1,2)</text:p>
      <text:p text:style-name="Preformatted_20_Text">Stopped break [2] when "i &lt; 10" in 'A' (test.vpp) at line 12:3</text:p>
      <text:p text:style-name="Preformatted_20_Text">12: <text:s text:c="3"/>( si := i;</text:p>
      <text:p text:style-name="P11">[thread 1]&gt; continue</text:p>
      <text:p text:style-name="Preformatted_20_Text">= 3</text:p>
      <text:p text:style-name="Preformatted_20_Text">Executed in 3.5 secs. </text:p>
      <text:p text:style-name="P11">&gt; print new A().op(100,200)</text:p>
      <text:p text:style-name="Preformatted_20_Text">= 300</text:p>
      <text:p text:style-name="Preformatted_20_Text">Executed in 0.0 secs. </text:p>
      <text:p text:style-name="P17">&gt; </text:p>
      <text:p text:style-name="P17"/>
      <text:p text:style-name="P14"/>
      <text:p text:style-name="P21">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text:p>
      <text:p text:style-name="Text_20_body"><text:span text:style-name="T2">The other debugger commands are fairly standard, and do what you would expect. <text:s/>You can display the call </text:span><text:span text:style-name="T1">stack</text:span><text:span text:style-name="T2">, move </text:span><text:span text:style-name="T1">up </text:span><text:span text:style-name="T2">and </text:span><text:span text:style-name="T1">down </text:span><text:span text:style-name="T2">stack frames and evaluate expressions when a breakpoint is reached. <text:s/>You can examine the </text:span><text:span text:style-name="T1">source</text:span><text:span text:style-name="T2"> for the current breakpoint. <text:s/>You can use </text:span><text:span text:style-name="T1">step</text:span><text:span text:style-name="T2"> (or </text:span><text:span text:style-name="T1">next</text:span><text:span text:style-name="T2"> or </text:span><text:span text:style-name="T1">out</text:span><text:span text:style-name="T2">, to step over and out of functions/operations). <text:s/>You can </text:span><text:span text:style-name="T1">list</text:span><text:span text:style-name="T2"> and </text:span><text:span text:style-name="T1">remove</text:span><text:span text:style-name="T2"> breakpoints by number.</text:span></text:p>
      <text:p text:style-name="Text_20_body"><text:span text:style-name="T2">Tracepoints are similar to breakpoints, except there is an implicit </text:span><text:span text:style-name="T1">continue </text:span><text:span text:style-name="T2">command after they have printed the value of the expression they contain:</text:span></text:p>
      <text:p text:style-name="P12"/>
      <text:p text:style-name="P11">&gt; list</text:p>
      <text:p text:style-name="Preformatted_20_Text">break [2] when "i &lt; 10" in 'A' (test.vpp) at line 12:3</text:p>
      <text:p text:style-name="Preformatted_20_Text">12: <text:s text:c="3"/>( si := i;</text:p>
      <text:p text:style-name="P11">&gt; trace 14 sk</text:p>
      <text:p text:style-name="Preformatted_20_Text">Created trace [3] show "sk" in 'A' (test.vpp) at line 14:5</text:p>
      <text:p text:style-name="Preformatted_20_Text">14: <text:s text:c="5"/>sk := i + j;</text:p>
      <text:p text:style-name="P11">&gt; remove 2</text:p>
      <text:p text:style-name="Preformatted_20_Text">Cleared break [2] when "i &lt; 10" in 'A' (test.vpp) at line 12:3</text:p>
      <text:p text:style-name="Preformatted_20_Text">12: <text:s text:c="3"/>( si := i;</text:p>
      <text:p text:style-name="P11">&gt; p test()</text:p>
      <text:p text:style-name="Preformatted_20_Text">sk = 300 at [3]</text:p>
      <text:p text:style-name="Preformatted_20_Text">= 3</text:p>
      <text:p text:style-name="Preformatted_20_Text">Executed in 0.0 secs. </text:p>
      <text:p text:style-name="Preformatted_20_Text">&gt;</text:p>
      <text:p text:style-name="P12"/>
      <text:p text:style-name="P21">Note that new breakpoints and tracepoints can be set when stopped in the debugger (ie. when the command prompt is “[thread n]&gt;”). <text:s/>Setting a trace or breakpoint at the same location as an existing one replaces the existing one silently.</text:p>
      <text:p text:style-name="P21"><text:soft-page-break/>Some commonly used commands can be abbreviated to a single letter: s for step, n for next, o for out, p for print, c for continue.</text:p>
      <text:p text:style-name="P21">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11">&gt; p new A().f(1,2)</text:p>
      <text:p text:style-name="Preformatted_20_Text">= 0.5</text:p>
      <text:p text:style-name="Preformatted_20_Text">Executed in 0.0 secs. </text:p>
      <text:p text:style-name="P11">&gt; p new A().f(2,0)</text:p>
      <text:p text:style-name="Preformatted_20_Text">Runtime: Error 4134: Infinite trouble in 'A' (test.vpp) at line 4:17</text:p>
      <text:p text:style-name="Preformatted_20_Text">Stopped in 'A' (test.vpp) at line 4:17</text:p>
      <text:p text:style-name="Preformatted_20_Text">4: <text:s/><text:tab/>f(x, y) == x/y</text:p>
      <text:p text:style-name="P11">[thread 1]&gt; source</text:p>
      <text:p text:style-name="Preformatted_20_Text">1: <text:s/>class A</text:p>
      <text:p text:style-name="Preformatted_20_Text">2: <text:s/>functions</text:p>
      <text:p text:style-name="Preformatted_20_Text">3: <text:s/>public f: int * int -&gt; real</text:p>
      <text:p text:style-name="Preformatted_20_Text">4:&gt;&gt;<text:tab/>f(x, y) == x/y</text:p>
      <text:p text:style-name="Preformatted_20_Text">5: <text:s/></text:p>
      <text:p text:style-name="Preformatted_20_Text">6: <text:s/>end A</text:p>
      <text:p text:style-name="Preformatted_20_Text">7: <text:s/>~</text:p>
      <text:p text:style-name="P11">[thread 1]&gt; p x</text:p>
      <text:p text:style-name="Preformatted_20_Text">x = 2</text:p>
      <text:p text:style-name="P11">[thread 1]&gt; p y</text:p>
      <text:p text:style-name="Preformatted_20_Text">y = 0</text:p>
      <text:p text:style-name="P11">[thread 1]&gt; continue</text:p>
      <text:p text:style-name="Preformatted_20_Text">&gt; </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list xml:id="list29593845" text:continue-numbering="true" text:style-name="Outline">
        <text:list-item>
          <text:list>
            <text:list-item>
              <text:list>
                <text:list-item>
                  <text:h text:style-name="Heading_20_3" text:outline-level="3">Multi-threaded Debugging</text:h>
                </text:list-item>
              </text:list>
            </text:list-item>
          </text:list>
        </text:list-item>
      </text:list>
      <text:p text:style-name="Text_20_body">The examples in section 2.4.1 cover the debugging of a simple specification, either one written in VDM-SL, or one in VDM++ with no object threads. Therefore there is a single thread of control and the breakpoint prompt is always "[Thread 1]".</text:p>
      <text:p text:style-name="Text_20_body">VDM++ specifications can create multiple threads, and the debugger provides some support for multi-threaded debugging.</text:p>
      <text:p text:style-name="Text_20_body">The basic principles and most debugging commands are the same as the single threaded case. There is an extra command available, “threads”, which displays the status of any active threads (ie. those in addition to the main thread, which is always number 1).</text:p>
      <text:p text:style-name="Text_20_body">When a breakpoint is reached, all threads will be suspended. Single stepping will then advance the current thread, while the others remain blocked. Using the “continue” command will resume all threads. <text:s/>In practice, there is a race to gain control of the console at a breakpoint, and multiple threads can reach the same breakpoint together. When this happens, single stepping may flip to one of the other threads, which can be confusing. The current thread is shown in the debugger prompt.</text:p>
      <text:p text:style-name="Text_20_body">If any thread encounters a runtime error, then all threads are aborted. If the main thread terminates, all threads are aborted.</text:p>
      <text:p text:style-name="Text_20_body">The following debug session illustrates some of the techniques – the specification contains three threads which print out their thread IDs once a second (see the listing at the end of the section):</text:p>
      <text:p text:style-name="Preformatted_20_Text"><text:soft-page-break/></text:p>
      <text:p text:style-name="P11">&gt; break op</text:p>
      <text:p text:style-name="Preformatted_20_Text">Created break [1] in 'A' (test.vpp) at line 35:9</text:p>
      <text:p text:style-name="Preformatted_20_Text">35: <text:s/><text:tab/><text:tab/>(</text:p>
      <text:p text:style-name="P11">&gt; p new A().run()</text:p>
      <text:p text:style-name="Preformatted_20_Text">Stopped break [1] in 'A' (test.vpp) at line 35:9</text:p>
      <text:p text:style-name="Preformatted_20_Text">35: <text:s/><text:tab/><text:tab/>(</text:p>
      <text:p text:style-name="P11">[thread 9]&gt; n</text:p>
      <text:p text:style-name="Preformatted_20_Text">Stopped in 'A' (test.vpp) at line 36:17</text:p>
      <text:p text:style-name="Preformatted_20_Text">36: <text:s/><text:tab/><text:tab/><text:tab/>new IO().print("Thread " ^ str(threadid) ^ "...");</text:p>
      <text:p text:style-name="P11">[thread 9]&gt; n</text:p>
      <text:p text:style-name="Preformatted_20_Text">Stopped break [1] in 'A' (test.vpp) at line 35:9</text:p>
      <text:p text:style-name="Preformatted_20_Text">35: <text:s/><text:tab/><text:tab/>(</text:p>
      <text:p text:style-name="P11">[thread 8]&gt; n</text:p>
      <text:p text:style-name="Preformatted_20_Text">Stopped in 'A' (test.vpp) at line 36:17</text:p>
      <text:p text:style-name="Preformatted_20_Text">36: <text:s/><text:tab/><text:tab/><text:tab/>new IO().print("Thread " ^ str(threadid) ^ "...");</text:p>
      <text:p text:style-name="P11">[thread 8]&gt; n</text:p>
      <text:p text:style-name="Preformatted_20_Text">Stopped break [1] in 'A' (test.vpp) at line 35:9</text:p>
      <text:p text:style-name="Preformatted_20_Text">35: <text:s/><text:tab/><text:tab/>(</text:p>
      <text:p text:style-name="P11">[thread 10]&gt; n</text:p>
      <text:p text:style-name="Preformatted_20_Text">Stopped in 'A' (test.vpp) at line 36:17</text:p>
      <text:p text:style-name="Preformatted_20_Text">36: <text:s/><text:tab/><text:tab/><text:tab/>new IO().print("Thread " ^ str(threadid) ^ "...");</text:p>
      <text:p text:style-name="P11">[thread 10]&gt; n</text:p>
      <text:p text:style-name="P11">Thread 10...</text:p>
      <text:p text:style-name="Preformatted_20_Text">Stopped in 'A' (test.vpp) at line 37:13</text:p>
      <text:p text:style-name="Preformatted_20_Text">37: <text:s/><text:tab/><text:tab/><text:tab/>skip</text:p>
      <text:p text:style-name="P11">[thread 10]&gt; n</text:p>
      <text:p text:style-name="Preformatted_20_Text">Stopped break [1] in 'A' (test.vpp) at line 35:9</text:p>
      <text:p text:style-name="Preformatted_20_Text">35: <text:s/><text:tab/><text:tab/>(</text:p>
      <text:p text:style-name="P11">[thread 10]&gt; n</text:p>
      <text:p text:style-name="Preformatted_20_Text">Stopped in 'A' (test.vpp) at line 36:17</text:p>
      <text:p text:style-name="Preformatted_20_Text">36: <text:s/><text:tab/><text:tab/><text:tab/>new IO().print("Thread " ^ str(threadid) ^ "...");</text:p>
      <text:p text:style-name="P11">[thread 10]&gt; n</text:p>
      <text:p text:style-name="P11">Thread 10...</text:p>
      <text:p text:style-name="Preformatted_20_Text">Stopped in 'A' (test.vpp) at line 37:13</text:p>
      <text:p text:style-name="Preformatted_20_Text">37: <text:s/><text:tab/><text:tab/><text:tab/>skip</text:p>
      <text:p text:style-name="P11">[thread 10]&gt; threads</text:p>
      <text:p text:style-name="Preformatted_20_Text">Thread 8, self #2, class A, state SUSPENDED</text:p>
      <text:p text:style-name="Preformatted_20_Text">Thread 9, self #3, class A, state SUSPENDED</text:p>
      <text:p text:style-name="Preformatted_20_Text">Thread 10, self #4, class A, state SUSPENDED</text:p>
      <text:p text:style-name="P16">[thread 10]&gt; c</text:p>
      <text:p text:style-name="P11">Thread 8...</text:p>
      <text:p text:style-name="P11">Thread 9...</text:p>
      <text:p text:style-name="Preformatted_20_Text">Stopped break [1] in 'A' (test.vpp) at line 35:9</text:p>
      <text:p text:style-name="Preformatted_20_Text">35: <text:s/><text:tab/><text:tab/>(</text:p>
      <text:p text:style-name="P16">[thread 10]&gt; remove 1</text:p>
      <text:p text:style-name="Preformatted_20_Text">Cleared break [1] in 'A' (test.vpp) at line 35:9</text:p>
      <text:p text:style-name="Preformatted_20_Text">35: <text:s/><text:tab/><text:tab/>(</text:p>
      <text:p text:style-name="P11">[thread 10]&gt; c</text:p>
      <text:p text:style-name="Preformatted_20_Text">Stopped in 'A' (test.vpp) at line 37:13</text:p>
      <text:p text:style-name="Preformatted_20_Text">37: <text:s/><text:tab/><text:tab/><text:tab/>skip</text:p>
      <text:p text:style-name="P11">[thread 9]&gt; c</text:p>
      <text:p text:style-name="Preformatted_20_Text">Stopped in 'A' (test.vpp) at line 37:13</text:p>
      <text:p text:style-name="Preformatted_20_Text">37: <text:s/><text:tab/><text:tab/><text:tab/>skip</text:p>
      <text:p text:style-name="P11">[thread 8]&gt; c</text:p>
      <text:p text:style-name="P11">Thread 10...</text:p>
      <text:p text:style-name="P11">Thread 9...</text:p>
      <text:p text:style-name="P11">Thread 8...</text:p>
      <text:p text:style-name="P11">Thread 10...</text:p>
      <text:p text:style-name="P11">Thread 9...</text:p>
      <text:p text:style-name="P11">Thread 8...</text:p>
      <text:p text:style-name="P11">Thread 10...</text:p>
      <text:p text:style-name="P11">Thread 9...</text:p>
      <text:p text:style-name="P11">Thread 8...</text:p>
      <text:p text:style-name="P11"><text:soft-page-break/>...etc</text:p>
      <text:p text:style-name="P11"/>
      <text:p text:style-name="P17"/>
      <text:p text:style-name="Text_20_body">The operation, “op”, calls the IO class to print out its thread ID, followed by a skip statement. This is then executed periodically by three threads, numbers 8, 9 and 10 (see specification below).</text:p>
      <text:p text:style-name="Text_20_body">The breakpoint on “op” first stops thread 9. But behind the scenes, threads 8 and 10 have also stopped at the breakpoint – they just don’t have control of the console. So a series of “next” commands eventually reveals all three threads have stopped at the same place. Thread 10 is the one to carry on after more “next” commands and actually print out <text:s/>“Thread 10...”, and subsequent “next” commands would only advance thread 10 (ie. threads 8 and 9 are now suspended). The “threads” command reveals this.</text:p>
      <text:p text:style-name="Text_20_body">A “continue” lets threads 8 and 9 print out their messages, and all threads resume before stopping at the breakpoint again, which happens to be in thread 10 first. The breakpoint is then removed, and a “continue” given, but once again threads 8 and 9 have also reached the breakpoint (just removed), and so they gain control of the console immediately. Two further “continue” commands allows all threads to continue, and the expected output scrolls up the screen.</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new IO().print("Thread " ^ str(threadid) ^ "...");</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29575955" text:continue-numbering="true" text:style-name="Outline">
        <text:list-item>
          <text:h text:style-name="Heading_20_1" text:outline-level="1">Combinatorial Testing</text:h>
        </text:list-item>
      </text:list>
      <text:p text:style-name="Text_20_body">Creating a comprehensive set of tests for VDM specifications can be a very time consuming process. To try to make the generation of test cases simpler, VDMJ supports a VDM++ language extension known as <text:span text:style-name="T1">Combinatorial Testing</text:span><text:span text:style-name="T2"> [7].</text:span></text:p>
      <text:p text:style-name="P21">The idea behind combinatorial testing is that classes can be tested by making a sequence of calls on the public interface of an instance of the class, but that the number of sensible sequences of operation calls is too great to be written out by hand, requiring automatic generation support.</text:p>
      <text:p text:style-name="Text_20_body"><text:span text:style-name="T2">To provide this, a class may defined a "traces" section that defines an arbitrary number of trace specifications. Each of these is a </text:span><text:span text:style-name="T1">pattern </text:span><text:span text:style-name="T2">which expands into a number of operation call sequences to be made against one or more instances of the classes under test (which is usually not the class with the traces definition).</text:span></text:p>
      <text:p text:style-name="P21">For example:</text:p>
      <text:p text:style-name="P12"/>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6">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12">class Tester</text:p>
      <text:p text:style-name="P12">instance variables</text:p>
      <text:p text:style-name="P12"><text:tab/>obj:Tested := new Tested();</text:p>
      <text:p text:style-name="P12"/>
      <text:p text:style-name="P12">traces</text:p>
      <text:p text:style-name="P12"><text:tab/>test1: obj.op1();</text:p>
      <text:p text:style-name="P12"><text:tab/>test2: obj.op1(); obj.op1(); obj.op1();</text:p>
      <text:p text:style-name="P12"/>
      <text:p text:style-name="P12">end Tester</text:p>
      <text:p text:style-name="P12"/>
      <text:p text:style-name="P12"/>
      <text:p text:style-name="P21">This defines a class called Tester which is designed to test the class Tested. Notice that the Tester creates an instance of the object to be tested (obj) and that this object is referenced in the trace clauses, where a sequence of operation calls are specified. In VDMJ, each of the two traces (test1 and test2) causes a public static operation to be defined in the class with the same name; calling these operations causes the trace definitions to be executed.</text:p>
      <text:p text:style-name="P21">If this specification is loaded into the VDMJ interpreter, the following output is produced:</text:p>
      <text:p text:style-name="P12"/>
      <text:p text:style-name="P13">&gt; p Tester`test1()</text:p>
      <text:p text:style-name="Preformatted_20_Text">Test 1 = obj.op1()</text:p>
      <text:p text:style-name="Preformatted_20_Text">Result = [1, PASSED]</text:p>
      <text:p text:style-name="Preformatted_20_Text">= ()</text:p>
      <text:p text:style-name="Preformatted_20_Text">Executed in 0.016 secs.</text:p>
      <text:p text:style-name="Preformatted_20_Text"/>
      <text:p text:style-name="P11">&gt; p Tester`test2()</text:p>
      <text:p text:style-name="Preformatted_20_Text">Test 1 = obj.op1(); obj.op1(); obj.op1()</text:p>
      <text:p text:style-name="Preformatted_20_Text">Result = [1, 2, 3, PASSED]</text:p>
      <text:p text:style-name="Preformatted_20_Text">= ()</text:p>
      <text:p text:style-name="Preformatted_20_Text">Executed in 0.0 secs.</text:p>
      <text:p text:style-name="Preformatted_20_Text"/>
      <text:p text:style-name="Preformatted_20_Text"/>
      <text:p text:style-name="Text_20_body">Each operation first prints out the sequences of calls they will make. Both traces only produce one test sequence so they are both called "Test 1", but there can be several (see below). Then each test sequence is executed, printing out a sequence of results from the operation step, followed by a <text:span text:style-name="T1">verdict </text:span><text:soft-page-break/><text:span text:style-name="T2">on how the test sequence completed.</text:span></text:p>
      <text:p text:style-name="P21">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12"/>
      <text:p text:style-name="Preformatted_20_Text"><text:span text:style-name="T2"><text:tab/>test2: obj.op1()</text:span><text:span text:style-name="T3">{1,5}</text:span></text:p>
      <text:p text:style-name="P12"/>
      <text:p text:style-name="P12"/>
      <text:p text:style-name="P21">That indicates that the op1 call is to be made once, then twice, then three times and so on, up to five times – ie. this single trace specification actually describes five separate tests:</text:p>
      <text:p text:style-name="P12"/>
      <text:p text:style-name="P13">&gt; p Tester`test2()</text:p>
      <text:p text:style-name="Preformatted_20_Text">Test 1 = obj.op1()</text:p>
      <text:p text:style-name="Preformatted_20_Text">Result = [1, PASSED]</text:p>
      <text:p text:style-name="Preformatted_20_Text">Test 2 = obj.op1(); obj.op1()</text:p>
      <text:p text:style-name="Preformatted_20_Text">Result = [1, 2, PASSED]</text:p>
      <text:p text:style-name="Preformatted_20_Text">Test 3 = obj.op1(); obj.op1(); obj.op1()</text:p>
      <text:p text:style-name="Preformatted_20_Text">Result = [1, 2, 3, PASSED]</text:p>
      <text:p text:style-name="Preformatted_20_Text">Test 4 = obj.op1(); obj.op1(); obj.op1(); obj.op1()</text:p>
      <text:p text:style-name="Preformatted_20_Text">Result = [1, 2, 3, 4, PASSED]</text:p>
      <text:p text:style-name="Preformatted_20_Text">Test 5 = obj.op1(); obj.op1(); obj.op1(); obj.op1(); obj.op1()</text:p>
      <text:p text:style-name="Preformatted_20_Text">Result = [1, 2, 3, 4, 5, PASSED]</text:p>
      <text:p text:style-name="Preformatted_20_Text">= ()</text:p>
      <text:p text:style-name="Preformatted_20_Text">Executed in 0.016 secs. </text:p>
      <text:p text:style-name="Preformatted_20_Text"/>
      <text:p text:style-name="Preformatted_20_Text"/>
      <text:p text:style-name="P21">Notice that now there are five tests listed, Test 1 to Test 5, and that they each have one more op1 call than the previous. Note also that the object being tested has been <text:span text:style-name="T1">initialized</text:span> between each test – since the results start at 1 every time.</text:p>
      <text:p text:style-name="P21">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20"><text:tab/><text:tab/>let x in set {1,...,10} be <text:span text:style-name="T4">st</text:span> x <text:span text:style-name="T4">mod</text:span> 2 = 0 in</text:p>
      <text:p text:style-name="Preformatted_20_Text"><text:tab/><text:tab/><text:tab/>let y = x + 1 in</text:p>
      <text:p text:style-name="P20"><text:tab/><text:tab/><text:tab/><text:tab/>(<text:span text:style-name="T4">obj</text:span>.op1(); <text:span text:style-name="T4">obj</text:span>.op2(x,y){1,2} | <text:span text:style-name="T4">obj</text:span>.op1())</text:p>
      <text:p text:style-name="P20"/>
      <text:p text:style-name="Preformatted_20_Text"/>
      <text:p text:style-name="Text_20_body">When this is executed, the 'x' takes <text:span text:style-name="T1">all</text:span> the values 2, 4, 6, <text:s/>8 and 10; for each value of x, y takes the value of x+1; and then the bracketed set of operations are called, with an op1 followed by <text:span text:style-name="T1">either</text:span> one and two calls to op2, <text:span text:style-name="T1">or</text:span> a single call to op1. So that's five values for x and y, with three alternative call sequences for each, making 15 test sequences in all. If op2 adds its two arguments to the running total, we get:</text:p>
      <text:p text:style-name="Preformatted_20_Text"/>
      <text:p text:style-name="P11">&gt; p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11, PASSED]</text:p>
      <text:p text:style-name="Preformatted_20_Text">Test 3 = obj.op1(); obj.op1()</text:p>
      <text:p text:style-name="Preformatted_20_Text">Result = [1, 2, PASSED]</text:p>
      <text:p text:style-name="Preformatted_20_Text">Test 4 = obj.op1(); obj.op2(4, 5)</text:p>
      <text:p text:style-name="Preformatted_20_Text">Result = [1, 10, PASSED]</text:p>
      <text:p text:style-name="Preformatted_20_Text">Test 5 = obj.op1(); obj.op2(4, 5); obj.op2(4, 5)</text:p>
      <text:p text:style-name="Preformatted_20_Text">Result = [1, 10, 19, PASSED]</text:p>
      <text:p text:style-name="Preformatted_20_Text">Test 6 = obj.op1(); obj.op1()</text:p>
      <text:p text:style-name="Preformatted_20_Text">Result = [1, 2, PASSED]</text:p>
      <text:p text:style-name="Preformatted_20_Text"><text:soft-page-break/>Test 7 = obj.op1(); obj.op2(6, 7)</text:p>
      <text:p text:style-name="Preformatted_20_Text">Result = [1, 14, PASSED]</text:p>
      <text:p text:style-name="Preformatted_20_Text">Test 8 = obj.op1(); obj.op2(6, 7); obj.op2(6, 7)</text:p>
      <text:p text:style-name="Preformatted_20_Text">Result = [1, 14, 27, PASSED]</text:p>
      <text:p text:style-name="Preformatted_20_Text">Test 9 = obj.op1(); obj.op1()</text:p>
      <text:p text:style-name="Preformatted_20_Text">Result = [1, 2, PASSED]</text:p>
      <text:p text:style-name="Preformatted_20_Text">Test 10 = obj.op1(); obj.op2(8, 9)</text:p>
      <text:p text:style-name="Preformatted_20_Text">Result = [1, 18, PASSED]</text:p>
      <text:p text:style-name="Preformatted_20_Text">Test 11 = obj.op1(); obj.op2(8, 9); obj.op2(8, 9)</text:p>
      <text:p text:style-name="Preformatted_20_Text">Result = [1, 18, 35, PASSED]</text:p>
      <text:p text:style-name="Preformatted_20_Text">Test 12 = obj.op1(); obj.op1()</text:p>
      <text:p text:style-name="Preformatted_20_Text">Result = [1, 2, PASSED]</text:p>
      <text:p text:style-name="Preformatted_20_Text">Test 13 = obj.op1(); obj.op2(10, 11)</text:p>
      <text:p text:style-name="Preformatted_20_Text">Result = [1, 22, PASSED]</text:p>
      <text:p text:style-name="Preformatted_20_Text">Test 14 = obj.op1(); obj.op2(10, 11); obj.op2(10, 11)</text:p>
      <text:p text:style-name="Preformatted_20_Text">Result = [1, 22, 43, PASSED]</text:p>
      <text:p text:style-name="Preformatted_20_Text">Test 15 = obj.op1(); obj.op1()</text:p>
      <text:p text:style-name="Preformatted_20_Text">Result = [1, 2, PASSED]</text:p>
      <text:p text:style-name="Preformatted_20_Text">= ()</text:p>
      <text:p text:style-name="P17">Executed in 0.032 secs.</text:p>
      <text:p text:style-name="P17"/>
      <text:p text:style-name="P17"/>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1">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20"><text:tab/>public op2: <text:span text:style-name="T4">int</text:span> * <text:span text:style-name="T4">int</text:span> ==&gt; <text:span text:style-name="T4">int</text:span></text:p>
      <text:p text:style-name="P20"><text:tab/><text:tab/>op2(x, y) == ( total := total + x + y; return total; )</text:p>
      <text:p text:style-name="P20"><text:tab/><text:tab/>post total &lt; 10;</text:p>
      <text:p text:style-name="Preformatted_20_Text">...</text:p>
      <text:p text:style-name="Preformatted_20_Text"/>
      <text:p text:style-name="P11">&gt; p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Error 4072: Postcondition failure: post_op2 in 'Tester' (traces.vpp) at line 29:29, <text:span text:style-name="T7">FAILED</text:span>]</text:p>
      <text:p text:style-name="Preformatted_20_Text">Test 3 = obj.op1(); obj.op1()</text:p>
      <text:p text:style-name="Preformatted_20_Text">Result = [1, 2, PASSED]</text:p>
      <text:p text:style-name="Preformatted_20_Text">Test 4 = obj.op1(); obj.op2(4, 5)</text:p>
      <text:p text:style-name="Preformatted_20_Text">Result = [1, Error 4072: Postcondition failure: post_op2 in 'Tester' (traces.vpp) at line 29:29, <text:span text:style-name="T7">FAILED</text:span>]</text:p>
      <text:p text:style-name="Preformatted_20_Text">Test 5 = obj.Tested`op1(); obj.Tested`op2(4, 5); obj.Tested`op2(4, 5)</text:p>
      <text:p text:style-name="Preformatted_20_Text">Test 5 <text:span text:style-name="T7">FILTERED by test 4</text:span></text:p>
      <text:p text:style-name="Preformatted_20_Text">Test 6 = obj.op1(); obj.op1()</text:p>
      <text:p text:style-name="Preformatted_20_Text">Result = [1, 2, PASSED]</text:p>
      <text:p text:style-name="Preformatted_20_Text">...</text:p>
      <text:p text:style-name="Preformatted_20_Text"/>
      <text:p text:style-name="Text_20_body">Notice that the error message is included in the result sequence, and that tests 2 and 4 fail. Furthermore, the system knows that test 5 <text:span text:style-name="T1">would</text:span> fail as it starts with the same sequence that failed in test 4, so this is filtered from the run (it is listed, but not executed).</text:p>
      <text:list xml:id="list29587025"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11">$ java -jar vdmj_0.1_081110.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11">$ java -jar vdmj_0.1_081110.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11">$ java -jar vdmj_0.1_081110.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11">$ java -jar vdmj_0.1_081110.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17">&gt; </text:p>
      <text:p text:style-name="Preformatted_20_Text"/>
      <text:p text:style-name="Text_20_body">Appendix B lists the character set names that may be used with -c or -t.</text:p>
      <text:list xml:id="list29592942" text:continue-numbering="true" text:style-name="Outline">
        <text:list-item>
          <text:h text:style-name="Heading_20_1" text:outline-level="1">Appendix A: The shmem Example</text:h>
        </text:list-item>
      </text:list>
      <text:p text:style-name="Text_20_body">The following is the source of the <text:span text:style-name="T1">shmem.vdm </text:span><text:span text:style-name="T2">example used in section 2.3.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21">Note that it can be very CPU intensive:</text:p>
      <text:p text:style-name="P19"/>
      <text:p text:style-name="P12">&gt; p main(5, 100)</text:p>
      <text:p text:style-name="Preformatted_20_Text">= [&lt;FIRST&gt;, &lt;SAME&gt;, &lt;FIRST&gt;, &lt;BEST&gt;, &lt;FIRST&gt;]</text:p>
      <text:p text:style-name="Preformatted_20_Text">Executed in 34.344 secs. </text:p>
      <text:p text:style-name="P17">&gt;</text:p>
      <text:p text:style-name="P17"/>
      <text:p text:style-name="P17"/>
      <text:p text:style-name="P15">module M</text:p>
      <text:p text:style-name="Preformatted_20_Text">exports all</text:p>
      <text:p text:style-name="Preformatted_20_Text">definitions</text:p>
      <text:p text:style-name="Preformatted_20_Text">types</text:p>
      <text:p text:style-name="Preformatted_20_Text"/>
      <text:p text:style-name="Preformatted_20_Text">Quadrant = seq of M</text:p>
      <text:p text:style-name="Preformatted_20_Text">-- inv Q == forall a in set elems Q &amp;</text:p>
      <text:p text:style-name="Preformatted_20_Text">--<text:tab/><text:tab/><text:tab/>(not exists b in set elems Q \ {a} &amp;</text:p>
      <text:p text:style-name="Preformatted_20_Text">--<text:tab/><text:tab/><text:tab/><text:tab/>(b.start &gt;= a.start and b.start &lt;= a.stop) or</text:p>
      <text:p text:style-name="Preformatted_20_Text">--<text:tab/><text:tab/><text:tab/><text:tab/>(b.stop <text:s/>&gt;= a.start and b.stop <text:s/>&lt;= a.stop))</text:p>
      <text:p text:style-name="Preformatted_20_Text">;</text:p>
      <text:p text:style-name="Preformatted_20_Text"/>
      <text:p text:style-name="Preformatted_20_Text">M ::</text:p>
      <text:p text:style-name="Preformatted_20_Text"><text:tab/>type:<text:tab/><text:tab/>&lt;USED&gt; | &lt;FREE&gt;</text:p>
      <text:p text:style-name="Preformatted_20_Text"><text:tab/>start:<text:tab/>nat</text:p>
      <text:p text:style-name="Preformatted_20_Text"><text:tab/>stop:<text:tab/><text:tab/>nat</text:p>
      <text:p text:style-name="Preformatted_20_Text">inv mk_M(-, a, b) == (b &gt;= a)</text:p>
      <text:p text:style-name="Preformatted_20_Text"/>
      <text:p text:style-name="Preformatted_20_Text"/>
      <text:p text:style-name="Preformatted_20_Text">state Memory of</text:p>
      <text:p text:style-name="Preformatted_20_Text"><text:tab/>rseed: int</text:p>
      <text:p text:style-name="Preformatted_20_Text"><text:tab/>Q3: Quadrant</text:p>
      <text:p text:style-name="Preformatted_20_Text"><text:tab/>Q4: Quadrant</text:p>
      <text:p text:style-name="Preformatted_20_Text"/>
      <text:p text:style-name="Preformatted_20_Text">inv mk_Memory(-, q3, q4) == len q3 &gt; 0 and len q4 &gt; 0</text:p>
      <text:p text:style-name="Preformatted_20_Text"/>
      <text:p text:style-name="Preformatted_20_Text">init q == q = mk_Memory(</text:p>
      <text:p text:style-name="Preformatted_20_Text"><text:tab/><text:tab/>87654321,</text:p>
      <text:p text:style-name="Preformatted_20_Text"><text:tab/><text:tab/>[mk_M(&lt;FREE&gt;, 0, MAXMEM-1)],</text:p>
      <text:p text:style-name="Preformatted_20_Text"><text:tab/><text:tab/>[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sizeof: M -&gt; nat1</text:p>
      <text:p text:style-name="Preformatted_20_Text"><text:tab/>sizeof(m) == m.stop - m.start + 1;</text:p>
      <text:p text:style-name="Preformatted_20_Text"/>
      <text:p text:style-name="Preformatted_20_Text">least: nat1 * nat1 -&gt; nat1</text:p>
      <text:p text:style-name="Preformatted_20_Text"><text:tab/>least(a, b) == if a &lt; b then a else b;</text:p>
      <text:p text:style-name="Preformatted_20_Text"><text:tab/></text:p>
      <text:p text:style-name="Preformatted_20_Text">spacefor: nat1 * Quadrant -&gt; nat1</text:p>
      <text:p text:style-name="Preformatted_20_Text">spacefor(size, Q) ==</text:p>
      <text:p text:style-name="Preformatted_20_Text"><text:soft-page-break/><text:tab/>cases Q:</text:p>
      <text:p text:style-name="Preformatted_20_Text"><text:tab/><text:tab/>[] -&gt; MAXMEM + 1,</text:p>
      <text:p text:style-name="Preformatted_20_Text"><text:tab/><text:tab/>[h] ^ tail -&gt;</text:p>
      <text:p text:style-name="Preformatted_20_Text"><text:tab/><text:tab/><text:tab/>if h.type = &lt;FREE&gt; and sizeof(h) &gt;= size</text:p>
      <text:p text:style-name="Preformatted_20_Text"><text:tab/><text:tab/><text:tab/>then sizeof(h) else spacefor(size, tail)</text:p>
      <text:p text:style-name="Preformatted_20_Text"><text:tab/>end;</text:p>
      <text:p text:style-name="Preformatted_20_Text"><text:tab/></text:p>
      <text:p text:style-name="Preformatted_20_Text">bestfit: nat1 * Quadrant -&gt; nat1</text:p>
      <text:p text:style-name="Preformatted_20_Text">bestfit(size, Q) ==</text:p>
      <text:p text:style-name="Preformatted_20_Text"><text:tab/>cases Q:</text:p>
      <text:p text:style-name="Preformatted_20_Text"><text:tab/><text:tab/>[] -&gt; MAXMEM + 1,<text:tab/>-- as we're looking for the smallest</text:p>
      <text:p text:style-name="Preformatted_20_Text"><text:tab/><text:tab/>[h] ^ tail -&gt;</text:p>
      <text:p text:style-name="Preformatted_20_Text"><text:tab/><text:tab/><text:tab/>if h.type = &lt;FREE&gt; and sizeof(h) &gt;= size</text:p>
      <text:p text:style-name="Preformatted_20_Text"><text:tab/><text:tab/><text:tab/>then least(sizeof(h), bestfit(size, tail))</text:p>
      <text:p text:style-name="Preformatted_20_Text"><text:tab/><text:tab/><text:tab/>else bestfit(size, tail)</text:p>
      <text:p text:style-name="Preformatted_20_Text"><text:tab/>end;</text:p>
      <text:p text:style-name="Preformatted_20_Text"><text:tab/></text:p>
      <text:p text:style-name="Preformatted_20_Text">add: nat1 * nat1 * Quadrant -&gt; Quadrant</text:p>
      <text:p text:style-name="Preformatted_20_Text">add(size, hole, Q) ==</text:p>
      <text:p text:style-name="Preformatted_20_Text"><text:tab/>cases Q:</text:p>
      <text:p text:style-name="Preformatted_20_Text"><text:tab/><text:tab/>[h] ^ tail -&gt;</text:p>
      <text:p text:style-name="Preformatted_20_Text"><text:tab/><text:tab/><text:tab/>if h.type = &lt;FREE&gt; and sizeof(h) = hole then</text:p>
      <text:p text:style-name="Preformatted_20_Text"><text:tab/><text:tab/><text:tab/><text:tab/>if hole = size then</text:p>
      <text:p text:style-name="Preformatted_20_Text"><text:tab/><text:tab/><text:tab/><text:tab/><text:tab/>[mk_M(&lt;USED&gt;, h.start, h.stop)] ^ tail</text:p>
      <text:p text:style-name="Preformatted_20_Text"><text:tab/><text:tab/><text:tab/><text:tab/>else</text:p>
      <text:p text:style-name="Preformatted_20_Text"><text:tab/><text:tab/><text:tab/> <text:tab/><text:tab/>[mk_M(&lt;USED&gt;, h.start, h.start + size - 1),</text:p>
      <text:p text:style-name="Preformatted_20_Text"><text:tab/><text:tab/><text:tab/> <text:tab/><text:tab/> mk_M(&lt;FREE&gt;, h.start + size, h.stop)] ^ tail</text:p>
      <text:p text:style-name="Preformatted_20_Text"><text:tab/><text:tab/><text:tab/>else</text:p>
      <text:p text:style-name="Preformatted_20_Text"><text:tab/><text:tab/><text:tab/><text:tab/>[h] ^ add(size, hole, tail),</text:p>
      <text:p text:style-name="Preformatted_20_Text"><text:tab/><text:tab/><text:tab/> </text:p>
      <text:p text:style-name="Preformatted_20_Text"><text:tab/><text:tab/>others -&gt; Q</text:p>
      <text:p text:style-name="Preformatted_20_Text"><text:tab/>end</text:p>
      <text:p text:style-name="Preformatted_20_Text"><text:tab/>pre hole &gt;= size;</text:p>
      <text:p text:style-name="Preformatted_20_Text"><text:tab/></text:p>
      <text:p text:style-name="Preformatted_20_Text">combine: Quadrant -&gt; Quadrant</text:p>
      <text:p text:style-name="Preformatted_20_Text">combine(Q) ==</text:p>
      <text:p text:style-name="Preformatted_20_Text"><text:tab/>cases Q:</text:p>
      <text:p text:style-name="Preformatted_20_Text"><text:tab/><text:tab/>[h1, h2] ^ tail -&gt;</text:p>
      <text:p text:style-name="Preformatted_20_Text"><text:tab/><text:tab/><text:tab/>if h1.type = &lt;FREE&gt; and h2.type = &lt;FREE&gt;</text:p>
      <text:p text:style-name="Preformatted_20_Text"><text:tab/><text:tab/><text:tab/>then combine([mk_M(&lt;FREE&gt;, h1.start, h2.stop)] ^ tail)</text:p>
      <text:p text:style-name="Preformatted_20_Text"><text:tab/><text:tab/><text:tab/>else [h1] ^ combine(tl Q),</text:p>
      <text:p text:style-name="Preformatted_20_Text"><text:tab/><text:tab/>others -&gt; Q </text:p>
      <text:p text:style-name="Preformatted_20_Text"><text:tab/>end;</text:p>
      <text:p text:style-name="Preformatted_20_Text"/>
      <text:p text:style-name="Preformatted_20_Text">delete: M * Quadrant -&gt; Quadrant</text:p>
      <text:p text:style-name="Preformatted_20_Text">delete(item, Q) ==</text:p>
      <text:p text:style-name="Preformatted_20_Text"><text:tab/>if hd Q = item</text:p>
      <text:p text:style-name="Preformatted_20_Text"><text:tab/>then</text:p>
      <text:p text:style-name="Preformatted_20_Text"><text:tab/><text:tab/>combine([mk_M(&lt;FREE&gt;, item.start, item.stop)] ^ tl Q)</text:p>
      <text:p text:style-name="Preformatted_20_Text"><text:tab/>else</text:p>
      <text:p text:style-name="Preformatted_20_Text"><text:tab/><text:tab/>[hd Q] ^ delete(item, tl Q);</text:p>
      <text:p text:style-name="Preformatted_20_Text"/>
      <text:p text:style-name="Preformatted_20_Text">fragments: Quadrant -&gt; nat</text:p>
      <text:p text:style-name="Preformatted_20_Text">fragments(Q) ==</text:p>
      <text:p text:style-name="Preformatted_20_Text"><text:tab/>card {x | x in set elems Q &amp; x.type = &lt;FREE&gt;} - 1;</text:p>
      <text:p text:style-name="Preformatted_20_Text"/>
      <text:p text:style-name="Preformatted_20_Text">operations</text:p>
      <text:p text:style-name="Preformatted_20_Text"/>
      <text:p text:style-name="Preformatted_20_Text">seed: nat1 ==&gt; ()</text:p>
      <text:p text:style-name="Preformatted_20_Text"><text:tab/>seed(n) == rseed := n;</text:p>
      <text:p text:style-name="Preformatted_20_Text"><text:tab/></text:p>
      <text:p text:style-name="Preformatted_20_Text">inc: () ==&gt; ()</text:p>
      <text:p text:style-name="Preformatted_20_Text"><text:tab/>inc() ==</text:p>
      <text:p text:style-name="Preformatted_20_Text"><text:tab/><text:tab/>for i = 1 to rseed mod 7 + 3 do</text:p>
      <text:p text:style-name="Preformatted_20_Text"><text:tab/><text:tab/><text:tab/>rseed := (rseed * 69069 + 5) mod 4294967296;</text:p>
      <text:p text:style-name="Preformatted_20_Text"/>
      <text:p text:style-name="Preformatted_20_Text"><text:soft-page-break/>rand: nat1 ==&gt; nat1</text:p>
      <text:p text:style-name="Preformatted_20_Text">rand(n) ==</text:p>
      <text:p text:style-name="Preformatted_20_Text">(</text:p>
      <text:p text:style-name="Preformatted_20_Text"><text:tab/>inc();</text:p>
      <text:p text:style-name="Preformatted_20_Text"><text:tab/>return rseed mod n + 1;</text:p>
      <text:p text:style-name="Preformatted_20_Text">);</text:p>
      <text:p text:style-name="Preformatted_20_Text"/>
      <text:p text:style-name="Preformatted_20_Text">FirstFit: nat1 ==&gt; bool</text:p>
      <text:p text:style-name="Preformatted_20_Text">FirstFit(size) ==</text:p>
      <text:p text:style-name="Preformatted_20_Text">(</text:p>
      <text:p text:style-name="Preformatted_20_Text"><text:tab/>let q4 = spacefor(size, Q4) in</text:p>
      <text:p text:style-name="Preformatted_20_Text"><text:tab/><text:tab/>if q4 &lt;= MAXMEM</text:p>
      <text:p text:style-name="Preformatted_20_Text"><text:tab/><text:tab/>then Q4 := add(size, q4, Q4)</text:p>
      <text:p text:style-name="Preformatted_20_Text"><text:tab/><text:tab/>else let q3 = spacefor(size, Q3) in</text:p>
      <text:p text:style-name="Preformatted_20_Text"><text:tab/><text:tab/><text:tab/>if q3 &lt;= MAXMEM</text:p>
      <text:p text:style-name="Preformatted_20_Text"><text:tab/><text:tab/><text:tab/>then Q3 := add(size, q3, Q3)</text:p>
      <text:p text:style-name="Preformatted_20_Text"><text:tab/><text:tab/><text:tab/>else return false;</text:p>
      <text:p text:style-name="Preformatted_20_Text"><text:tab/><text:tab/><text:tab/></text:p>
      <text:p text:style-name="Preformatted_20_Text"><text:tab/>return true;</text:p>
      <text:p text:style-name="Preformatted_20_Text">);</text:p>
      <text:p text:style-name="Preformatted_20_Text"/>
      <text:p text:style-name="Preformatted_20_Text">BestFit: nat1 ==&gt; bool</text:p>
      <text:p text:style-name="Preformatted_20_Text">BestFit(size) ==</text:p>
      <text:p text:style-name="Preformatted_20_Text">(</text:p>
      <text:p text:style-name="Preformatted_20_Text"><text:tab/>let q4 = bestfit(size, Q4) in</text:p>
      <text:p text:style-name="Preformatted_20_Text"><text:tab/><text:tab/>if q4 &lt;= MAXMEM</text:p>
      <text:p text:style-name="Preformatted_20_Text"><text:tab/><text:tab/>then Q4 := add(size, q4, Q4)</text:p>
      <text:p text:style-name="Preformatted_20_Text"><text:tab/><text:tab/>else let q3 = bestfit(size, Q3) in</text:p>
      <text:p text:style-name="Preformatted_20_Text"><text:tab/><text:tab/><text:tab/>if q3 &lt;= MAXMEM</text:p>
      <text:p text:style-name="Preformatted_20_Text"><text:tab/><text:tab/><text:tab/>then Q3 := add(size, q3, Q3)</text:p>
      <text:p text:style-name="Preformatted_20_Text"><text:tab/><text:tab/><text:tab/>else return false;</text:p>
      <text:p text:style-name="Preformatted_20_Text"><text:tab/><text:tab/><text:tab/></text:p>
      <text:p text:style-name="Preformatted_20_Text"><text:tab/>return true;</text:p>
      <text:p text:style-name="Preformatted_20_Text">);</text:p>
      <text:p text:style-name="Preformatted_20_Text"/>
      <text:p text:style-name="Preformatted_20_Text">Reset: () ==&gt; ()</text:p>
      <text:p text:style-name="Preformatted_20_Text">Reset() ==</text:p>
      <text:p text:style-name="Preformatted_20_Text">(</text:p>
      <text:p text:style-name="Preformatted_20_Text"><text:tab/>Q3 := [mk_M(&lt;FREE&gt;, 0, MAXMEM-1)];</text:p>
      <text:p text:style-name="Preformatted_20_Text"><text:tab/>Q4 := [mk_M(&lt;FREE&gt;, 0, MAXMEM-1)];</text:p>
      <text:p text:style-name="Preformatted_20_Text">);</text:p>
      <text:p text:style-name="Preformatted_20_Text"/>
      <text:p text:style-name="Preformatted_20_Text">DeleteOne: () ==&gt; ()</text:p>
      <text:p text:style-name="Preformatted_20_Text">DeleteOne() ==</text:p>
      <text:p text:style-name="Preformatted_20_Text">(</text:p>
      <text:p text:style-name="Preformatted_20_Text"><text:tab/>if rand(2) = 1</text:p>
      <text:p text:style-name="Preformatted_20_Text"><text:tab/>then</text:p>
      <text:p text:style-name="Preformatted_20_Text"><text:tab/><text:tab/>let i = rand(len Q3) in</text:p>
      <text:p text:style-name="Preformatted_20_Text"><text:tab/><text:tab/><text:tab/>if Q3(i).type = &lt;USED&gt;</text:p>
      <text:p text:style-name="Preformatted_20_Text"><text:tab/><text:tab/><text:tab/>then Q3 := delete(Q3(i), Q3)</text:p>
      <text:p text:style-name="Preformatted_20_Text"><text:tab/><text:tab/><text:tab/>else DeleteOne()</text:p>
      <text:p text:style-name="Preformatted_20_Text"><text:tab/>else</text:p>
      <text:p text:style-name="Preformatted_20_Text"><text:tab/><text:tab/>let i = rand(len Q4) in</text:p>
      <text:p text:style-name="Preformatted_20_Text"><text:tab/><text:tab/><text:tab/>if Q4(i).type = &lt;USED&gt;</text:p>
      <text:p text:style-name="Preformatted_20_Text"><text:tab/><text:tab/><text:tab/>then Q4 := delete(Q4(i), Q4)</text:p>
      <text:p text:style-name="Preformatted_20_Text"><text:tab/><text:tab/><text:tab/>else DeleteOne()</text:p>
      <text:p text:style-name="Preformatted_20_Text">)</text:p>
      <text:p text:style-name="Preformatted_20_Text">pre (exists m in set elems Q3 &amp; m.type = &lt;USED&gt;) or</text:p>
      <text:p text:style-name="Preformatted_20_Text"><text:tab/>(exists m in set elems Q4 &amp; m.type = &lt;USED&gt;);</text:p>
      <text:p text:style-name="Preformatted_20_Text"/>
      <text:p text:style-name="Preformatted_20_Text">TryFirst: nat ==&gt; nat</text:p>
      <text:p text:style-name="Preformatted_20_Text">TryFirst(loops) ==</text:p>
      <text:p text:style-name="Preformatted_20_Text">(</text:p>
      <text:p text:style-name="Preformatted_20_Text"><text:tab/>dcl count:int := 0;</text:p>
      <text:p text:style-name="Preformatted_20_Text"><text:tab/></text:p>
      <text:p text:style-name="Preformatted_20_Text"><text:tab/>while count &lt; loops and FirstFit(rand(CHUNK)) do</text:p>
      <text:p text:style-name="Preformatted_20_Text"><text:soft-page-break/><text:tab/>(</text:p>
      <text:p text:style-name="Preformatted_20_Text"><text:tab/><text:tab/>if count &gt; 50 then DeleteOne();</text:p>
      <text:p text:style-name="Preformatted_20_Text"><text:tab/><text:tab/>count := count + 1;</text:p>
      <text:p text:style-name="Preformatted_20_Text"><text:tab/>);</text:p>
      <text:p text:style-name="Preformatted_20_Text"><text:tab/></text:p>
      <text:p text:style-name="Preformatted_20_Text"><text:tab/>-- return count;</text:p>
      <text:p text:style-name="Preformatted_20_Text"><text:tab/>return fragments(Q3) + fragments(Q4);</text:p>
      <text:p text:style-name="Preformatted_20_Text">);</text:p>
      <text:p text:style-name="Preformatted_20_Text"/>
      <text:p text:style-name="Preformatted_20_Text">TryBest: nat ==&gt; nat</text:p>
      <text:p text:style-name="Preformatted_20_Text">TryBest(loops) ==</text:p>
      <text:p text:style-name="Preformatted_20_Text">(</text:p>
      <text:p text:style-name="Preformatted_20_Text"><text:tab/>dcl count:int := 0;</text:p>
      <text:p text:style-name="Preformatted_20_Text"><text:tab/></text:p>
      <text:p text:style-name="Preformatted_20_Text"><text:tab/>while count &lt; loops and BestFit(rand(CHUNK)) do</text:p>
      <text:p text:style-name="Preformatted_20_Text"><text:tab/>(</text:p>
      <text:p text:style-name="Preformatted_20_Text"><text:tab/><text:tab/>if count &gt; 50 then DeleteOne();</text:p>
      <text:p text:style-name="Preformatted_20_Text"><text:tab/><text:tab/>count := count + 1;</text:p>
      <text:p text:style-name="Preformatted_20_Text"><text:tab/>);</text:p>
      <text:p text:style-name="Preformatted_20_Text"><text:tab/></text:p>
      <text:p text:style-name="Preformatted_20_Text"><text:tab/>-- return count;</text:p>
      <text:p text:style-name="Preformatted_20_Text"><text:tab/>return fragments(Q3) + fragments(Q4);</text:p>
      <text:p text:style-name="Preformatted_20_Text">);</text:p>
      <text:p text:style-name="Preformatted_20_Text"/>
      <text:p text:style-name="Preformatted_20_Text">main: nat1 * nat1 ==&gt; seq of (&lt;BEST&gt; | &lt;FIRST&gt; | &lt;SAME&gt;)</text:p>
      <text:p text:style-name="Preformatted_20_Text">main(tries, loops) ==</text:p>
      <text:p text:style-name="Preformatted_20_Text">(</text:p>
      <text:p text:style-name="Preformatted_20_Text"><text:tab/>dcl result: seq of (&lt;BEST&gt; | &lt;FIRST&gt; | &lt;SAME&gt;) := [];</text:p>
      <text:p text:style-name="Preformatted_20_Text"><text:tab/></text:p>
      <text:p text:style-name="Preformatted_20_Text"><text:tab/>for i = 1 to tries do</text:p>
      <text:p text:style-name="Preformatted_20_Text"><text:tab/>(</text:p>
      <text:p text:style-name="Preformatted_20_Text"><text:tab/><text:tab/>dcl best:int, first:int;</text:p>
      <text:p text:style-name="Preformatted_20_Text"><text:tab/><text:tab/></text:p>
      <text:p text:style-name="Preformatted_20_Text"><text:tab/><text:tab/>Reset();</text:p>
      <text:p text:style-name="Preformatted_20_Text"><text:tab/><text:tab/>seed(i);</text:p>
      <text:p text:style-name="Preformatted_20_Text"><text:tab/><text:tab/>best := TryBest(loops);</text:p>
      <text:p text:style-name="Preformatted_20_Text"><text:tab/><text:tab/></text:p>
      <text:p text:style-name="Preformatted_20_Text"><text:tab/><text:tab/>Reset();</text:p>
      <text:p text:style-name="Preformatted_20_Text"><text:tab/><text:tab/>seed(i);</text:p>
      <text:p text:style-name="Preformatted_20_Text"><text:tab/><text:tab/>first := TryFirst(loops);</text:p>
      <text:p text:style-name="Preformatted_20_Text"><text:tab/><text:tab/></text:p>
      <text:p text:style-name="Preformatted_20_Text"><text:tab/><text:tab/>if best = first</text:p>
      <text:p text:style-name="Preformatted_20_Text"><text:tab/><text:tab/>then result := result ^ [&lt;SAME&gt;]</text:p>
      <text:p text:style-name="Preformatted_20_Text"><text:tab/><text:tab/>else if best &gt; first </text:p>
      <text:p text:style-name="Preformatted_20_Text"><text:tab/><text:tab/><text:tab/>then result := result ^ [&lt;BEST&gt;]</text:p>
      <text:p text:style-name="Preformatted_20_Text"><text:tab/><text:tab/><text:tab/>else result := result ^ [&lt;FIRST&gt;];</text:p>
      <text:p text:style-name="Preformatted_20_Text"><text:tab/>);</text:p>
      <text:p text:style-name="Preformatted_20_Text"><text:tab/><text:tab/></text:p>
      <text:p text:style-name="Preformatted_20_Text"><text:tab/>return result;</text:p>
      <text:p text:style-name="Preformatted_20_Text">)</text:p>
      <text:p text:style-name="Preformatted_20_Text"/>
      <text:p text:style-name="Preformatted_20_Text">end M</text:p>
      <text:p text:style-name="P15"/>
      <text:list xml:id="list29576543"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list-style-name="Outline" style:class="text" style:default-outline-level="5">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list-style-name="Outline" style:class="text" style:default-outline-level="6">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list-style-name="Outline" style:class="text" style:default-outline-level="7">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list-style-name="Outline" style:class="text" style:default-outline-level="8">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list-style-name="Outline" style:class="text" style:default-outline-level="9">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Table2" style:family="table">
      <style:table-properties table:align="margins" fo:keep-with-next="always"/>
    </style:style>
    <style:style style:name="Table2.A" style:family="table-column">
      <style:table-column-properties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text-properties fo:language="en" fo:country="GB"/>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Header">
      <style:paragraph-properties>
        <style:tab-stops>
          <style:tab-stop style:position="3.5811in" style:type="center"/>
          <style:tab-stop style:position="7.2272in" style:type="right"/>
        </style:tab-stops>
      </style:paragraph-properties>
    </style:style>
    <style:style style:name="MP8" style:family="paragraph" style:parent-style-name="Standard">
      <style:text-properties fo:font-size="6pt" style:font-size-asian="6pt" style:font-size-complex="6pt"/>
    </style:style>
    <style:style style:name="MP9"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598in" fo:page-height="11.670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VDMJ User Guide</text:p>
            </table:table-cell>
            <table:table-cell office:value-type="string">
              <text:p text:style-name="MP2"/>
            </table:table-cell>
            <table:table-cell office:value-type="string">
              <text:p text:style-name="MP3">Date: <text:modification-date style:data-style-name="N37">08/04/09</text:modification-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Issue 0.6</text:p>
            </table:table-cell>
            <table:table-cell table:style-name="Footing.A1" office:value-type="string">
              <text:p text:style-name="MP5">Copyright © Fujitsu Services 2009</text:p>
            </table:table-cell>
            <table:table-cell table:style-name="Footing.A1" office:value-type="string">
              <text:p text:style-name="MP6">Page <text:page-number text:select-page="current">28</text:page-number> of <text:page-count style:num-format="1">28</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header>
        <table:table table:name="Table2" table:style-name="Table2">
          <table:table-column table:style-name="Table2.A" table:number-columns-repeated="3"/>
          <table:table-row>
            <table:table-cell office:value-type="string">
              <text:p text:style-name="MP7">Fujitsu Services</text:p>
              <text:p text:style-name="MP1">Telecoms</text:p>
            </table:table-cell>
            <table:table-cell office:value-type="string">
              <text:p text:style-name="MP2">COMPANY CONFIDENTIAL</text:p>
            </table:table-cell>
            <table:table-cell office:value-type="string">
              <text:p text:style-name="MP3">Date: <text:modification-date style:data-style-name="N30">08/04/09</text:modification-date></text:p>
              <text:p text:style-name="MP4"/>
            </table:table-cell>
          </table:table-row>
        </table:table>
        <text:p text:style-name="MP8"/>
      </style:header>
      <style:header-left>
        <text:p text:style-name="Header_20_left"/>
      </style:header-left>
      <style:footer>
        <text:p text:style-name="MP9">Copyright © <text:s/>Fujitsu Services, 200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VDM User Guide</dc:title>
    <dc:description>The User Guide for VDMJ.</dc:description>
    <meta:editing-cycles>51</meta:editing-cycles>
    <meta:editing-duration>PT08H56M52S</meta:editing-duration>
    <dc:date>2009-04-08T09:48:39.80</dc:date>
    <dc:creator>Nick Battle</dc:creator>
    <meta:keyword>VDMJ</meta:keyword>
    <dc:subject>VDMJ</dc:subject>
    <meta:document-statistic meta:table-count="5" meta:image-count="0" meta:object-count="0" meta:page-count="28" meta:paragraph-count="1071" meta:word-count="8585" meta:character-count="50601"/>
    <meta:user-defined meta:name="Info 1"/>
    <meta:user-defined meta:name="Info 2"/>
    <meta:user-defined meta:name="Info 3"/>
    <meta:user-defined meta:name="Info 4"/>
    <meta:template xlink:type="simple" xlink:actuate="onRequest" xlink:title="StructuredTemplate" xlink:href="/profiles/battlenc/Application%20Data/OpenOffice.org2/user/template/StructuredTemplate.ott" meta:date="2008-11-04T11:08:34"/>
  </office:meta>
</office:document-meta>
</file>